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45in"/>
    </style:style>
    <style:style style:name="co2" style:family="table-column">
      <style:table-column-properties fo:break-before="auto" style:column-width="2.8547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ontent-validations>
        <table:content-validation table:name="val1" table:base-cell-address="Rollefordeling.C1">
          <table:error-message table:message-type="stop" table:display="true"/>
        </table:content-validation>
        <table:content-validation table:name="val2" table:condition="of:cell-content-is-in-list(&quot;Stor&quot;;&quot;Lille&quot;)" table:allow-empty-cell="true" table:display-list="unsorted" table:base-cell-address="Rollefordeling.C2">
          <table:error-message table:message-type="stop" table:display="true"/>
        </table:content-validation>
        <table:content-validation table:name="val3" table:condition="of:cell-content-is-in-list(&quot;sang&quot;;&quot;sketch&quot;)" table:allow-empty-cell="true" table:display-list="unsorted" table:base-cell-address="Rollefordeling.D2">
          <table:error-message table:message-type="stop" table:display="true"/>
        </table:content-validation>
        <table:content-validation table:name="val4" table:condition="of:cell-content-is-in-list([$Revyister.$A$3:.$A$1001])" table:allow-empty-cell="true" table:display-list="sort-ascending" table:base-cell-address="Rollefordeling.E2">
          <table:error-message table:message-type="stop" table:display="true"/>
        </table:content-validation>
      </table:content-validations>
      <table:table table:name="Rollefordel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Nummer</text:p>
          </table:table-cell>
          <table:table-cell table:style-name="ce1" office:value-type="string" calcext:value-type="string">
            <text:p>Rollenavn</text:p>
          </table:table-cell>
          <table:table-cell table:style-name="ce1" table:content-validation-name="val1" office:value-type="string" calcext:value-type="string">
            <text:p>Str.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office:value-type="string" calcext:value-type="string">
            <text:p>Revyist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Der' revy</text:p>
          </table:table-cell>
          <table:table-cell office:value-type="string" calcext:value-type="string">
            <text:p>Sanger(inde) (A)</text:p>
          </table:table-cell>
          <table:table-cell table:content-validation-name="val2" office:value-type="string" calcext:value-type="string">
            <text:p>Lille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Diana</text:p>
          </table:table-cell>
          <table:table-cell table:formula="of:=[.C2]&amp;&quot; &quot;&amp;[.D2]&amp;&quot;,&quot;&amp;[.E2]" office:value-type="string" office:string-value="Lille sang,Diana" calcext:value-type="string">
            <text:p>Lille sang,Dia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' revy</text:p>
          </table:table-cell>
          <table:table-cell office:value-type="string" calcext:value-type="string">
            <text:p>Sanger(inde) (B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Cecilie</text:p>
          </table:table-cell>
          <table:table-cell table:formula="of:=[.C3]&amp;&quot; &quot;&amp;[.D3]&amp;&quot;,&quot;&amp;[.E3]" office:value-type="string" office:string-value="Stor sang,Cecilie" calcext:value-type="string">
            <text:p>Stor sang,Cecil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' revy</text:p>
          </table:table-cell>
          <table:table-cell office:value-type="string" calcext:value-type="string">
            <text:p>GCERM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Mads</text:p>
          </table:table-cell>
          <table:table-cell table:formula="of:=[.C4]&amp;&quot; &quot;&amp;[.D4]&amp;&quot;,&quot;&amp;[.E4]" office:value-type="string" office:string-value="Stor sang,Mads" calcext:value-type="string">
            <text:p>Stor sang,Ma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' revy</text:p>
          </table:table-cell>
          <table:table-cell office:value-type="string" calcext:value-type="string">
            <text:p>Revyist 1 (R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FUZU</text:p>
          </table:table-cell>
          <table:table-cell table:formula="of:=[.C5]&amp;&quot; &quot;&amp;[.D5]&amp;&quot;,&quot;&amp;[.E5]" office:value-type="string" office:string-value="Stor sang,FUZU" calcext:value-type="string">
            <text:p>Stor sang,FUZ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' revy</text:p>
          </table:table-cell>
          <table:table-cell office:value-type="string" calcext:value-type="string">
            <text:p>Revyist 2 (R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FUNS</text:p>
          </table:table-cell>
          <table:table-cell table:formula="of:=[.C6]&amp;&quot; &quot;&amp;[.D6]&amp;&quot;,&quot;&amp;[.E6]" office:value-type="string" office:string-value="Stor sang,FUNS" calcext:value-type="string">
            <text:p>Stor sang,FU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' revy</text:p>
          </table:table-cell>
          <table:table-cell office:value-type="string" calcext:value-type="string">
            <text:p>Revyist 3 (R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Niels</text:p>
          </table:table-cell>
          <table:table-cell table:formula="of:=[.C7]&amp;&quot; &quot;&amp;[.D7]&amp;&quot;,&quot;&amp;[.E7]" office:value-type="string" office:string-value="Stor sang,Niels" calcext:value-type="string">
            <text:p>Stor sang,Ni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' revy</text:p>
          </table:table-cell>
          <table:table-cell office:value-type="string" calcext:value-type="string">
            <text:p>Nissepige 1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Nanna</text:p>
          </table:table-cell>
          <table:table-cell table:formula="of:=[.C8]&amp;&quot; &quot;&amp;[.D8]&amp;&quot;,&quot;&amp;[.E8]" office:value-type="string" office:string-value="Stor sketch,Nanna" calcext:value-type="string">
            <text:p>Stor sketch,N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' revy</text:p>
          </table:table-cell>
          <table:table-cell office:value-type="string" calcext:value-type="string">
            <text:p>Nissepige 2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FUHR</text:p>
          </table:table-cell>
          <table:table-cell table:formula="of:=[.C9]&amp;&quot; &quot;&amp;[.D9]&amp;&quot;,&quot;&amp;[.E9]" office:value-type="string" office:string-value="Stor sketch,FUHR" calcext:value-type="string">
            <text:p>Stor sketch,FUH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' revy</text:p>
          </table:table-cell>
          <table:table-cell office:value-type="string" calcext:value-type="string">
            <text:p>rensdyr med gevir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Jonatan</text:p>
          </table:table-cell>
          <table:table-cell table:formula="of:=[.C10]&amp;&quot; &quot;&amp;[.D10]&amp;&quot;,&quot;&amp;[.E10]" office:value-type="string" office:string-value="Stor sketch,Jonatan" calcext:value-type="string">
            <text:p>Stor sketch,Jona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' revy</text:p>
          </table:table-cell>
          <table:table-cell office:value-type="string" calcext:value-type="string">
            <text:p>rensdyr med gevir 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Sabrina</text:p>
          </table:table-cell>
          <table:table-cell table:formula="of:=[.C11]&amp;&quot; &quot;&amp;[.D11]&amp;&quot;,&quot;&amp;[.E11]" office:value-type="string" office:string-value="Stor sketch,Sabrina" calcext:value-type="string">
            <text:p>Stor sketch,Sabri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kantskalenderen</text:p>
          </table:table-cell>
          <table:table-cell office:value-type="string" calcext:value-type="string">
            <text:p>Ordinær gymnasiegut (G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Andreas</text:p>
          </table:table-cell>
          <table:table-cell table:formula="of:=[.C12]&amp;&quot; &quot;&amp;[.D12]&amp;&quot;,&quot;&amp;[.E12]" office:value-type="string" office:string-value="Stor sketch,Andreas" calcext:value-type="string">
            <text:p>Stor sketch,Andre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kantskalenderen</text:p>
          </table:table-cell>
          <table:table-cell office:value-type="string" calcext:value-type="string">
            <text:p>Speaker (S)</text:p>
          </table:table-cell>
          <table:table-cell table:content-validation-name="val2" office:value-type="string" calcext:value-type="string">
            <text:p>Lille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Niels</text:p>
          </table:table-cell>
          <table:table-cell table:formula="of:=[.C13]&amp;&quot; &quot;&amp;[.D13]&amp;&quot;,&quot;&amp;[.E13]" office:value-type="string" office:string-value="Lille sketch,Niels" calcext:value-type="string">
            <text:p>Lille sketch,Ni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/Jur</text:p>
          </table:table-cell>
          <table:table-cell office:value-type="string" calcext:value-type="string">
            <text:p>Dommer (D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Aske</text:p>
          </table:table-cell>
          <table:table-cell table:formula="of:=[.C14]&amp;&quot; &quot;&amp;[.D14]&amp;&quot;,&quot;&amp;[.E14]" office:value-type="string" office:string-value="Stor sketch,Aske" calcext:value-type="string">
            <text:p>Stor sketch,As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/Jur</text:p>
          </table:table-cell>
          <table:table-cell office:value-type="string" calcext:value-type="string">
            <text:p>Anklager (A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Philip</text:p>
          </table:table-cell>
          <table:table-cell table:formula="of:=[.C15]&amp;&quot; &quot;&amp;[.D15]&amp;&quot;,&quot;&amp;[.E15]" office:value-type="string" office:string-value="Stor sketch,Philip" calcext:value-type="string">
            <text:p>Stor sketch,Phil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/Jur</text:p>
          </table:table-cell>
          <table:table-cell office:value-type="string" calcext:value-type="string">
            <text:p>Forsvarer (F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Morten</text:p>
          </table:table-cell>
          <table:table-cell table:formula="of:=[.C16]&amp;&quot; &quot;&amp;[.D16]&amp;&quot;,&quot;&amp;[.E16]" office:value-type="string" office:string-value="Stor sketch,Morten" calcext:value-type="string">
            <text:p>Stor sketch,Mort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/Jur</text:p>
          </table:table-cell>
          <table:table-cell office:value-type="string" calcext:value-type="string">
            <text:p>Anklaget (U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Sean</text:p>
          </table:table-cell>
          <table:table-cell table:formula="of:=[.C17]&amp;&quot; &quot;&amp;[.D17]&amp;&quot;,&quot;&amp;[.E17]" office:value-type="string" office:string-value="Stor sketch,Sean" calcext:value-type="string">
            <text:p>Stor sketch,S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raytanfeen</text:p>
          </table:table-cell>
          <table:table-cell office:value-type="string" calcext:value-type="string">
            <text:p>Far (F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Diana</text:p>
          </table:table-cell>
          <table:table-cell table:formula="of:=[.C18]&amp;&quot; &quot;&amp;[.D18]&amp;&quot;,&quot;&amp;[.E18]" office:value-type="string" office:string-value="Stor sketch,Diana" calcext:value-type="string">
            <text:p>Stor sketch,Dia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raytanfeen</text:p>
          </table:table-cell>
          <table:table-cell office:value-type="string" calcext:value-type="string">
            <text:p>Tanfe (T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FUNS</text:p>
          </table:table-cell>
          <table:table-cell table:formula="of:=[.C19]&amp;&quot; &quot;&amp;[.D19]&amp;&quot;,&quot;&amp;[.E19]" office:value-type="string" office:string-value="Stor sketch,FUNS" calcext:value-type="string">
            <text:p>Stor sketch,FU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raytanfeen</text:p>
          </table:table-cell>
          <table:table-cell office:value-type="string" calcext:value-type="string">
            <text:p>Barn med orange tan (B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Diderik</text:p>
          </table:table-cell>
          <table:table-cell table:formula="of:=[.C20]&amp;&quot; &quot;&amp;[.D20]&amp;&quot;,&quot;&amp;[.E20]" office:value-type="string" office:string-value="Stor sketch,Diderik" calcext:value-type="string">
            <text:p>Stor sketch,Dideri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ninens Klagesang</text:p>
          </table:table-cell>
          <table:table-cell office:value-type="string" calcext:value-type="string">
            <text:p>Kanin (K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Sabrina</text:p>
          </table:table-cell>
          <table:table-cell table:formula="of:=[.C21]&amp;&quot; &quot;&amp;[.D21]&amp;&quot;,&quot;&amp;[.E21]" office:value-type="string" office:string-value="Stor sang,Sabrina" calcext:value-type="string">
            <text:p>Stor sang,Sabri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ninens Klagesang</text:p>
          </table:table-cell>
          <table:table-cell office:value-type="string" calcext:value-type="string">
            <text:p>Kor 1 (C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Niels</text:p>
          </table:table-cell>
          <table:table-cell table:formula="of:=[.C22]&amp;&quot; &quot;&amp;[.D22]&amp;&quot;,&quot;&amp;[.E22]" office:value-type="string" office:string-value="Stor sang,Niels" calcext:value-type="string">
            <text:p>Stor sang,Ni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ninens Klagesang</text:p>
          </table:table-cell>
          <table:table-cell office:value-type="string" calcext:value-type="string">
            <text:p>Kor 2 (C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Sean</text:p>
          </table:table-cell>
          <table:table-cell table:formula="of:=[.C23]&amp;&quot; &quot;&amp;[.D23]&amp;&quot;,&quot;&amp;[.E23]" office:value-type="string" office:string-value="Stor sang,Sean" calcext:value-type="string">
            <text:p>Stor sang,S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ninens Klagesang</text:p>
          </table:table-cell>
          <table:table-cell office:value-type="string" calcext:value-type="string">
            <text:p>Kor 3 (C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Hans</text:p>
          </table:table-cell>
          <table:table-cell table:formula="of:=[.C24]&amp;&quot; &quot;&amp;[.D24]&amp;&quot;,&quot;&amp;[.E24]" office:value-type="string" office:string-value="Stor sang,Hans" calcext:value-type="string">
            <text:p>Stor sang,Ha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k. Smillas fornemmelse for pant</text:p>
          </table:table-cell>
          <table:table-cell office:value-type="string" calcext:value-type="string">
            <text:p>Ordstyrer (O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Jonatan</text:p>
          </table:table-cell>
          <table:table-cell table:formula="of:=[.C25]&amp;&quot; &quot;&amp;[.D25]&amp;&quot;,&quot;&amp;[.E25]" office:value-type="string" office:string-value="Stor sketch,Jonatan" calcext:value-type="string">
            <text:p>Stor sketch,Jona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k. Smillas fornemmelse for pant</text:p>
          </table:table-cell>
          <table:table-cell office:value-type="string" calcext:value-type="string">
            <text:p>Økonomiminster (Ø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Morten</text:p>
          </table:table-cell>
          <table:table-cell table:formula="of:=[.C26]&amp;&quot; &quot;&amp;[.D26]&amp;&quot;,&quot;&amp;[.E26]" office:value-type="string" office:string-value="Stor sketch,Morten" calcext:value-type="string">
            <text:p>Stor sketch,Mort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k. Smillas fornemmelse for pant</text:p>
          </table:table-cell>
          <table:table-cell office:value-type="string" calcext:value-type="string">
            <text:p>Klimaminister (K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Philip</text:p>
          </table:table-cell>
          <table:table-cell table:formula="of:=[.C27]&amp;&quot; &quot;&amp;[.D27]&amp;&quot;,&quot;&amp;[.E27]" office:value-type="string" office:string-value="Stor sketch,Philip" calcext:value-type="string">
            <text:p>Stor sketch,Phil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k. Smillas fornemmelse for pant</text:p>
          </table:table-cell>
          <table:table-cell office:value-type="string" calcext:value-type="string">
            <text:p>Uddannelses/Kulturminister (U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Diana</text:p>
          </table:table-cell>
          <table:table-cell table:formula="of:=[.C28]&amp;&quot; &quot;&amp;[.D28]&amp;&quot;,&quot;&amp;[.E28]" office:value-type="string" office:string-value="Stor sketch,Diana" calcext:value-type="string">
            <text:p>Stor sketch,Dia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k. Smillas fornemmelse for pant</text:p>
          </table:table-cell>
          <table:table-cell office:value-type="string" calcext:value-type="string">
            <text:p>Repræsentant fra det flaske-grønne parti (F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Bastian</text:p>
          </table:table-cell>
          <table:table-cell table:formula="of:=[.C29]&amp;&quot; &quot;&amp;[.D29]&amp;&quot;,&quot;&amp;[.E29]" office:value-type="string" office:string-value="Stor sketch,Bastian" calcext:value-type="string">
            <text:p>Stor sketch,Bast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k. Smillas fornemmelse for pant</text:p>
          </table:table-cell>
          <table:table-cell office:value-type="string" calcext:value-type="string">
            <text:p>Den lyserøde pant-er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Aske</text:p>
          </table:table-cell>
          <table:table-cell table:formula="of:=[.C30]&amp;&quot; &quot;&amp;[.D30]&amp;&quot;,&quot;&amp;[.E30]" office:value-type="string" office:string-value="Stor sketch,Aske" calcext:value-type="string">
            <text:p>Stor sketch,As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k. Smillas fornemmelse for pant</text:p>
          </table:table-cell>
          <table:table-cell office:value-type="string" calcext:value-type="string">
            <text:p>Den økonomiske visbjørn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Andreas</text:p>
          </table:table-cell>
          <table:table-cell table:formula="of:=[.C31]&amp;&quot; &quot;&amp;[.D31]&amp;&quot;,&quot;&amp;[.E31]" office:value-type="string" office:string-value="Stor sketch,Andreas" calcext:value-type="string">
            <text:p>Stor sketch,Andre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o</text:p>
          </table:table-cell>
          <table:table-cell office:value-type="string" calcext:value-type="string">
            <text:p>Mandlig sanger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FUNS</text:p>
          </table:table-cell>
          <table:table-cell table:formula="of:=[.C32]&amp;&quot; &quot;&amp;[.D32]&amp;&quot;,&quot;&amp;[.E32]" office:value-type="string" office:string-value="Stor sang,FUNS" calcext:value-type="string">
            <text:p>Stor sang,FU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o</text:p>
          </table:table-cell>
          <table:table-cell office:value-type="string" calcext:value-type="string">
            <text:p>Kvindelig sanger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iEva</text:p>
          </table:table-cell>
          <table:table-cell table:formula="of:=[.C33]&amp;&quot; &quot;&amp;[.D33]&amp;&quot;,&quot;&amp;[.E33]" office:value-type="string" office:string-value="Stor sang,iEva" calcext:value-type="string">
            <text:p>Stor sang,iE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o</text:p>
          </table:table-cell>
          <table:table-cell office:value-type="string" calcext:value-type="string">
            <text:p>Bøsse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Casper</text:p>
          </table:table-cell>
          <table:table-cell table:formula="of:=[.C34]&amp;&quot; &quot;&amp;[.D34]&amp;&quot;,&quot;&amp;[.E34]" office:value-type="string" office:string-value="Stor sketch,Casper" calcext:value-type="string">
            <text:p>Stor sketch,Cas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o</text:p>
          </table:table-cell>
          <table:table-cell office:value-type="string" calcext:value-type="string">
            <text:p>Lebbe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Eva</text:p>
          </table:table-cell>
          <table:table-cell table:formula="of:=[.C35]&amp;&quot; &quot;&amp;[.D35]&amp;&quot;,&quot;&amp;[.E35]" office:value-type="string" office:string-value="Stor sketch,Eva" calcext:value-type="string">
            <text:p>Stor sketch,E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rs Løkke på SU</text:p>
          </table:table-cell>
          <table:table-cell office:value-type="string" calcext:value-type="string">
            <text:p>Lars Løkke Rasmussen (L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FUZU</text:p>
          </table:table-cell>
          <table:table-cell table:formula="of:=[.C36]&amp;&quot; &quot;&amp;[.D36]&amp;&quot;,&quot;&amp;[.E36]" office:value-type="string" office:string-value="Stor sketch,FUZU" calcext:value-type="string">
            <text:p>Stor sketch,FUZ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rs Løkke på SU</text:p>
          </table:table-cell>
          <table:table-cell office:value-type="string" calcext:value-type="string">
            <text:p>Studievejelder(S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Morten</text:p>
          </table:table-cell>
          <table:table-cell table:formula="of:=[.C37]&amp;&quot; &quot;&amp;[.D37]&amp;&quot;,&quot;&amp;[.E37]" office:value-type="string" office:string-value="Stor sketch,Morten" calcext:value-type="string">
            <text:p>Stor sketch,Mort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å blev det også en lummer jul i år</text:p>
          </table:table-cell>
          <table:table-cell office:value-type="string" calcext:value-type="string">
            <text:p>Gammel mand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Sean</text:p>
          </table:table-cell>
          <table:table-cell table:formula="of:=[.C38]&amp;&quot; &quot;&amp;[.D38]&amp;&quot;,&quot;&amp;[.E38]" office:value-type="string" office:string-value="Stor sang,Sean" calcext:value-type="string">
            <text:p>Stor sang,S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å blev det også en lummer jul i år</text:p>
          </table:table-cell>
          <table:table-cell office:value-type="string" calcext:value-type="string">
            <text:p>Gammel kone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Sabrina</text:p>
          </table:table-cell>
          <table:table-cell table:formula="of:=[.C39]&amp;&quot; &quot;&amp;[.D39]&amp;&quot;,&quot;&amp;[.E39]" office:value-type="string" office:string-value="Stor sang,Sabrina" calcext:value-type="string">
            <text:p>Stor sang,Sabri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e, Bob og alle de andre rødder</text:p>
          </table:table-cell>
          <table:table-cell office:value-type="string" calcext:value-type="string">
            <text:p>Alice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FUHR</text:p>
          </table:table-cell>
          <table:table-cell table:formula="of:=[.C40]&amp;&quot; &quot;&amp;[.D40]&amp;&quot;,&quot;&amp;[.E40]" office:value-type="string" office:string-value="Stor sketch,FUHR" calcext:value-type="string">
            <text:p>Stor sketch,FUH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e, Bob og alle de andre rødder</text:p>
          </table:table-cell>
          <table:table-cell office:value-type="string" calcext:value-type="string">
            <text:p>Bob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Philip</text:p>
          </table:table-cell>
          <table:table-cell table:formula="of:=[.C41]&amp;&quot; &quot;&amp;[.D41]&amp;&quot;,&quot;&amp;[.E41]" office:value-type="string" office:string-value="Stor sketch,Philip" calcext:value-type="string">
            <text:p>Stor sketch,Phil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e, Bob og alle de andre rødder</text:p>
          </table:table-cell>
          <table:table-cell office:value-type="string" calcext:value-type="string">
            <text:p>Eve (eksamensvagt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Eva</text:p>
          </table:table-cell>
          <table:table-cell table:formula="of:=[.C42]&amp;&quot; &quot;&amp;[.D42]&amp;&quot;,&quot;&amp;[.E42]" office:value-type="string" office:string-value="Stor sketch,Eva" calcext:value-type="string">
            <text:p>Stor sketch,E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e, Bob og alle de andre rødder</text:p>
          </table:table-cell>
          <table:table-cell office:value-type="string" calcext:value-type="string">
            <text:p>Speaker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Poul</text:p>
          </table:table-cell>
          <table:table-cell table:formula="of:=[.C43]&amp;&quot; &quot;&amp;[.D43]&amp;&quot;,&quot;&amp;[.E43]" office:value-type="string" office:string-value="Stor sketch,Poul" calcext:value-type="string">
            <text:p>Stor sketch,Pou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 Store Klagedyst</text:p>
          </table:table-cell>
          <table:table-cell office:value-type="string" calcext:value-type="string">
            <text:p>Bager (B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Cecilie</text:p>
          </table:table-cell>
          <table:table-cell table:formula="of:=[.C44]&amp;&quot; &quot;&amp;[.D44]&amp;&quot;,&quot;&amp;[.E44]" office:value-type="string" office:string-value="Stor sketch,Cecilie" calcext:value-type="string">
            <text:p>Stor sketch,Cecil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 Store Klagedyst</text:p>
          </table:table-cell>
          <table:table-cell office:value-type="string" calcext:value-type="string">
            <text:p>Førsteklager (K1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Morten</text:p>
          </table:table-cell>
          <table:table-cell table:formula="of:=[.C45]&amp;&quot; &quot;&amp;[.D45]&amp;&quot;,&quot;&amp;[.E45]" office:value-type="string" office:string-value="Stor sketch,Morten" calcext:value-type="string">
            <text:p>Stor sketch,Mort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 Store Klagedyst</text:p>
          </table:table-cell>
          <table:table-cell office:value-type="string" calcext:value-type="string">
            <text:p>Andenklager (K2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Jonatan</text:p>
          </table:table-cell>
          <table:table-cell table:formula="of:=[.C46]&amp;&quot; &quot;&amp;[.D46]&amp;&quot;,&quot;&amp;[.E46]" office:value-type="string" office:string-value="Stor sketch,Jonatan" calcext:value-type="string">
            <text:p>Stor sketch,Jona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-UP</text:p>
          </table:table-cell>
          <table:table-cell office:value-type="string" calcext:value-type="string">
            <text:p>Datalog (D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FUNS</text:p>
          </table:table-cell>
          <table:table-cell table:formula="of:=[.C47]&amp;&quot; &quot;&amp;[.D47]&amp;&quot;,&quot;&amp;[.E47]" office:value-type="string" office:string-value="Stor sang,FUNS" calcext:value-type="string">
            <text:p>Stor sang,FU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-UP</text:p>
          </table:table-cell>
          <table:table-cell office:value-type="string" calcext:value-type="string">
            <text:p>Popupsanger (P1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Hans</text:p>
          </table:table-cell>
          <table:table-cell table:formula="of:=[.C48]&amp;&quot; &quot;&amp;[.D48]&amp;&quot;,&quot;&amp;[.E48]" office:value-type="string" office:string-value="Stor sang,Hans" calcext:value-type="string">
            <text:p>Stor sang,Ha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-UP</text:p>
          </table:table-cell>
          <table:table-cell office:value-type="string" calcext:value-type="string">
            <text:p>Popupsanger (P2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iEva</text:p>
          </table:table-cell>
          <table:table-cell table:formula="of:=[.C49]&amp;&quot; &quot;&amp;[.D49]&amp;&quot;,&quot;&amp;[.E49]" office:value-type="string" office:string-value="Stor sang,iEva" calcext:value-type="string">
            <text:p>Stor sang,iE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-UP</text:p>
          </table:table-cell>
          <table:table-cell office:value-type="string" calcext:value-type="string">
            <text:p>Danser 1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Eva</text:p>
          </table:table-cell>
          <table:table-cell table:formula="of:=[.C50]&amp;&quot; &quot;&amp;[.D50]&amp;&quot;,&quot;&amp;[.E50]" office:value-type="string" office:string-value="Stor sketch,Eva" calcext:value-type="string">
            <text:p>Stor sketch,E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-UP</text:p>
          </table:table-cell>
          <table:table-cell office:value-type="string" calcext:value-type="string">
            <text:p>Danser 2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FUHR</text:p>
          </table:table-cell>
          <table:table-cell table:formula="of:=[.C51]&amp;&quot; &quot;&amp;[.D51]&amp;&quot;,&quot;&amp;[.E51]" office:value-type="string" office:string-value="Stor sketch,FUHR" calcext:value-type="string">
            <text:p>Stor sketch,FUH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færdighedsbevarelse</text:p>
          </table:table-cell>
          <table:table-cell office:value-type="string" calcext:value-type="string">
            <text:p>Forsker (F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Andreas</text:p>
          </table:table-cell>
          <table:table-cell table:formula="of:=[.C52]&amp;&quot; &quot;&amp;[.D52]&amp;&quot;,&quot;&amp;[.E52]" office:value-type="string" office:string-value="Stor sketch,Andreas" calcext:value-type="string">
            <text:p>Stor sketch,Andre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færdighedsbevarelse</text:p>
          </table:table-cell>
          <table:table-cell office:value-type="string" calcext:value-type="string">
            <text:p>Forsøgsperson 1, Bjarne (B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Diderik</text:p>
          </table:table-cell>
          <table:table-cell table:formula="of:=[.C53]&amp;&quot; &quot;&amp;[.D53]&amp;&quot;,&quot;&amp;[.E53]" office:value-type="string" office:string-value="Stor sketch,Diderik" calcext:value-type="string">
            <text:p>Stor sketch,Dideri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færdighedsbevarelse</text:p>
          </table:table-cell>
          <table:table-cell office:value-type="string" calcext:value-type="string">
            <text:p>Forsøgsperson 2, lille pige (P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Eva</text:p>
          </table:table-cell>
          <table:table-cell table:formula="of:=[.C54]&amp;&quot; &quot;&amp;[.D54]&amp;&quot;,&quot;&amp;[.E54]" office:value-type="string" office:string-value="Stor sketch,Eva" calcext:value-type="string">
            <text:p>Stor sketch,E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mi i Luften</text:p>
          </table:table-cell>
          <table:table-cell office:value-type="string" calcext:value-type="string">
            <text:p>Sanger$_A$ A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Nanna</text:p>
          </table:table-cell>
          <table:table-cell table:formula="of:=[.C55]&amp;&quot; &quot;&amp;[.D55]&amp;&quot;,&quot;&amp;[.E55]" office:value-type="string" office:string-value="Stor sang,Nanna" calcext:value-type="string">
            <text:p>Stor sang,N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mi i Luften</text:p>
          </table:table-cell>
          <table:table-cell office:value-type="string" calcext:value-type="string">
            <text:p>Sanger$_B$ B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Diana</text:p>
          </table:table-cell>
          <table:table-cell table:formula="of:=[.C56]&amp;&quot; &quot;&amp;[.D56]&amp;&quot;,&quot;&amp;[.E56]" office:value-type="string" office:string-value="Stor sang,Diana" calcext:value-type="string">
            <text:p>Stor sang,Dia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mi i Luften</text:p>
          </table:table-cell>
          <table:table-cell office:value-type="string" calcext:value-type="string">
            <text:p>Sanger$_C$ C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Cecilie</text:p>
          </table:table-cell>
          <table:table-cell table:formula="of:=[.C57]&amp;&quot; &quot;&amp;[.D57]&amp;&quot;,&quot;&amp;[.E57]" office:value-type="string" office:string-value="Stor sang,Cecilie" calcext:value-type="string">
            <text:p>Stor sang,Cecil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mi i Luften</text:p>
          </table:table-cell>
          <table:table-cell office:value-type="string" calcext:value-type="string">
            <text:p>Sanger$_D$ D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iEva</text:p>
          </table:table-cell>
          <table:table-cell table:formula="of:=[.C58]&amp;&quot; &quot;&amp;[.D58]&amp;&quot;,&quot;&amp;[.E58]" office:value-type="string" office:string-value="Stor sang,iEva" calcext:value-type="string">
            <text:p>Stor sang,iE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oliganfilosoffen</text:p>
          </table:table-cell>
          <table:table-cell office:value-type="string" calcext:value-type="string">
            <text:p>Interviewer (I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Philip</text:p>
          </table:table-cell>
          <table:table-cell table:formula="of:=[.C59]&amp;&quot; &quot;&amp;[.D59]&amp;&quot;,&quot;&amp;[.E59]" office:value-type="string" office:string-value="Stor sketch,Philip" calcext:value-type="string">
            <text:p>Stor sketch,Phil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oliganfilosoffen</text:p>
          </table:table-cell>
          <table:table-cell office:value-type="string" calcext:value-type="string">
            <text:p>Ryan (GF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Aske</text:p>
          </table:table-cell>
          <table:table-cell table:formula="of:=[.C60]&amp;&quot; &quot;&amp;[.D60]&amp;&quot;,&quot;&amp;[.E60]" office:value-type="string" office:string-value="Stor sketch,Aske" calcext:value-type="string">
            <text:p>Stor sketch,As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oliganfilosoffen</text:p>
          </table:table-cell>
          <table:table-cell office:value-type="string" calcext:value-type="string">
            <text:p>Niller (N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Niels</text:p>
          </table:table-cell>
          <table:table-cell table:formula="of:=[.C61]&amp;&quot; &quot;&amp;[.D61]&amp;&quot;,&quot;&amp;[.E61]" office:value-type="string" office:string-value="Stor sketch,Niels" calcext:value-type="string">
            <text:p>Stor sketch,Ni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oliganfilosoffen</text:p>
          </table:table-cell>
          <table:table-cell office:value-type="string" calcext:value-type="string">
            <text:p>Sonni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FUNS</text:p>
          </table:table-cell>
          <table:table-cell table:formula="of:=[.C62]&amp;&quot; &quot;&amp;[.D62]&amp;&quot;,&quot;&amp;[.E62]" office:value-type="string" office:string-value="Stor sketch,FUNS" calcext:value-type="string">
            <text:p>Stor sketch,FU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oliganfilosoffen</text:p>
          </table:table-cell>
          <table:table-cell office:value-type="string" calcext:value-type="string">
            <text:p>Ronni (R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Jonatan</text:p>
          </table:table-cell>
          <table:table-cell table:formula="of:=[.C63]&amp;&quot; &quot;&amp;[.D63]&amp;&quot;,&quot;&amp;[.E63]" office:value-type="string" office:string-value="Stor sketch,Jonatan" calcext:value-type="string">
            <text:p>Stor sketch,Jona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oliganfilosoffen</text:p>
          </table:table-cell>
          <table:table-cell office:value-type="string" calcext:value-type="string">
            <text:p>Lars (L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FUZU</text:p>
          </table:table-cell>
          <table:table-cell table:formula="of:=[.C64]&amp;&quot; &quot;&amp;[.D64]&amp;&quot;,&quot;&amp;[.E64]" office:value-type="string" office:string-value="Stor sketch,FUZU" calcext:value-type="string">
            <text:p>Stor sketch,FUZ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ler!</text:p>
          </table:table-cell>
          <table:table-cell office:value-type="string" calcext:value-type="string">
            <text:p>Mand, der er til fest (A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Poul</text:p>
          </table:table-cell>
          <table:table-cell table:formula="of:=[.C65]&amp;&quot; &quot;&amp;[.D65]&amp;&quot;,&quot;&amp;[.E65]" office:value-type="string" office:string-value="Stor sang,Poul" calcext:value-type="string">
            <text:p>Stor sang,Pou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ler!</text:p>
          </table:table-cell>
          <table:table-cell office:value-type="string" calcext:value-type="string">
            <text:p>Danser 1 (D1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Philip</text:p>
          </table:table-cell>
          <table:table-cell table:formula="of:=[.C66]&amp;&quot; &quot;&amp;[.D66]&amp;&quot;,&quot;&amp;[.E66]" office:value-type="string" office:string-value="Stor sketch,Philip" calcext:value-type="string">
            <text:p>Stor sketch,Phil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ler!</text:p>
          </table:table-cell>
          <table:table-cell office:value-type="string" calcext:value-type="string">
            <text:p>Danser 2 (D2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Sean</text:p>
          </table:table-cell>
          <table:table-cell table:formula="of:=[.C67]&amp;&quot; &quot;&amp;[.D67]&amp;&quot;,&quot;&amp;[.E67]" office:value-type="string" office:string-value="Stor sketch,Sean" calcext:value-type="string">
            <text:p>Stor sketch,S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ler!</text:p>
          </table:table-cell>
          <table:table-cell office:value-type="string" calcext:value-type="string">
            <text:p>Danser 3 (D3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Hans</text:p>
          </table:table-cell>
          <table:table-cell table:formula="of:=[.C68]&amp;&quot; &quot;&amp;[.D68]&amp;&quot;,&quot;&amp;[.E68]" office:value-type="string" office:string-value="Stor sketch,Hans" calcext:value-type="string">
            <text:p>Stor sketch,Ha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ler!</text:p>
          </table:table-cell>
          <table:table-cell office:value-type="string" calcext:value-type="string">
            <text:p>Danser 4 (D4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Jonatan</text:p>
          </table:table-cell>
          <table:table-cell table:formula="of:=[.C69]&amp;&quot; &quot;&amp;[.D69]&amp;&quot;,&quot;&amp;[.E69]" office:value-type="string" office:string-value="Stor sketch,Jonatan" calcext:value-type="string">
            <text:p>Stor sketch,Jona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ærdighedsefterspil</text:p>
          </table:table-cell>
          <table:table-cell office:value-type="string" calcext:value-type="string">
            <text:p>Forsker (F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Andreas</text:p>
          </table:table-cell>
          <table:table-cell table:formula="of:=[.C70]&amp;&quot; &quot;&amp;[.D70]&amp;&quot;,&quot;&amp;[.E70]" office:value-type="string" office:string-value="Stor sketch,Andreas" calcext:value-type="string">
            <text:p>Stor sketch,Andre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ærdighedsefterspil</text:p>
          </table:table-cell>
          <table:table-cell office:value-type="string" calcext:value-type="string">
            <text:p>Betjent (B1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Bastian</text:p>
          </table:table-cell>
          <table:table-cell table:formula="of:=[.C71]&amp;&quot; &quot;&amp;[.D71]&amp;&quot;,&quot;&amp;[.E71]" office:value-type="string" office:string-value="Stor sketch,Bastian" calcext:value-type="string">
            <text:p>Stor sketch,Bast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ærdighedsefterspil</text:p>
          </table:table-cell>
          <table:table-cell office:value-type="string" calcext:value-type="string">
            <text:p>Betjent (B2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FUNS</text:p>
          </table:table-cell>
          <table:table-cell table:formula="of:=[.C72]&amp;&quot; &quot;&amp;[.D72]&amp;&quot;,&quot;&amp;[.E72]" office:value-type="string" office:string-value="Stor sketch,FUNS" calcext:value-type="string">
            <text:p>Stor sketch,FU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sbrød</text:p>
          </table:table-cell>
          <table:table-cell office:value-type="string" calcext:value-type="string">
            <text:p>Studievejleder 1 (S1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Niels</text:p>
          </table:table-cell>
          <table:table-cell table:formula="of:=[.C73]&amp;&quot; &quot;&amp;[.D73]&amp;&quot;,&quot;&amp;[.E73]" office:value-type="string" office:string-value="Stor sang,Niels" calcext:value-type="string">
            <text:p>Stor sang,Ni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sbrød</text:p>
          </table:table-cell>
          <table:table-cell office:value-type="string" calcext:value-type="string">
            <text:p>Studievejleder 2 (S2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Diana</text:p>
          </table:table-cell>
          <table:table-cell table:formula="of:=[.C74]&amp;&quot; &quot;&amp;[.D74]&amp;&quot;,&quot;&amp;[.E74]" office:value-type="string" office:string-value="Stor sang,Diana" calcext:value-type="string">
            <text:p>Stor sang,Dia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sbrød</text:p>
          </table:table-cell>
          <table:table-cell office:value-type="string" calcext:value-type="string">
            <text:p>Studievejleder 3 (S3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Sabrina</text:p>
          </table:table-cell>
          <table:table-cell table:formula="of:=[.C75]&amp;&quot; &quot;&amp;[.D75]&amp;&quot;,&quot;&amp;[.E75]" office:value-type="string" office:string-value="Stor sang,Sabrina" calcext:value-type="string">
            <text:p>Stor sang,Sabri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sbrød</text:p>
          </table:table-cell>
          <table:table-cell office:value-type="string" calcext:value-type="string">
            <text:p>Studievejleder 4 (S4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Sean</text:p>
          </table:table-cell>
          <table:table-cell table:formula="of:=[.C76]&amp;&quot; &quot;&amp;[.D76]&amp;&quot;,&quot;&amp;[.E76]" office:value-type="string" office:string-value="Stor sang,Sean" calcext:value-type="string">
            <text:p>Stor sang,S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sbrød</text:p>
          </table:table-cell>
          <table:table-cell office:value-type="string" calcext:value-type="string">
            <text:p>Vejledningssøgende (V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FUZU</text:p>
          </table:table-cell>
          <table:table-cell table:formula="of:=[.C77]&amp;&quot; &quot;&amp;[.D77]&amp;&quot;,&quot;&amp;[.E77]" office:value-type="string" office:string-value="Stor sang,FUZU" calcext:value-type="string">
            <text:p>Stor sang,FUZ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vem vurderes at ville vælge whiskas...?</text:p>
          </table:table-cell>
          <table:table-cell office:value-type="string" calcext:value-type="string">
            <text:p>Journalist (J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Philip</text:p>
          </table:table-cell>
          <table:table-cell table:formula="of:=[.C78]&amp;&quot; &quot;&amp;[.D78]&amp;&quot;,&quot;&amp;[.E78]" office:value-type="string" office:string-value="Stor sketch,Philip" calcext:value-type="string">
            <text:p>Stor sketch,Phil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vem vurderes at ville vælge whiskas...?</text:p>
          </table:table-cell>
          <table:table-cell office:value-type="string" calcext:value-type="string">
            <text:p>Mand der har en kat (M/K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Morten</text:p>
          </table:table-cell>
          <table:table-cell table:formula="of:=[.C79]&amp;&quot; &quot;&amp;[.D79]&amp;&quot;,&quot;&amp;[.E79]" office:value-type="string" office:string-value="Stor sketch,Morten" calcext:value-type="string">
            <text:p>Stor sketch,Mort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vem vurderes at ville vælge whiskas...?</text:p>
          </table:table-cell>
          <table:table-cell office:value-type="string" calcext:value-type="string">
            <text:p>(Kattelyde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Sabrina</text:p>
          </table:table-cell>
          <table:table-cell table:formula="of:=[.C80]&amp;&quot; &quot;&amp;[.D80]&amp;&quot;,&quot;&amp;[.E80]" office:value-type="string" office:string-value="Stor sketch,Sabrina" calcext:value-type="string">
            <text:p>Stor sketch,Sabri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rumentballet</text:p>
          </table:table-cell>
          <table:table-cell office:value-type="string" calcext:value-type="string">
            <text:p>Kvindelig violin (V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Eva</text:p>
          </table:table-cell>
          <table:table-cell table:formula="of:=[.C81]&amp;&quot; &quot;&amp;[.D81]&amp;&quot;,&quot;&amp;[.E81]" office:value-type="string" office:string-value="Stor sketch,Eva" calcext:value-type="string">
            <text:p>Stor sketch,E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rumentballet</text:p>
          </table:table-cell>
          <table:table-cell office:value-type="string" calcext:value-type="string">
            <text:p>Mandlig basun (B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Aske</text:p>
          </table:table-cell>
          <table:table-cell table:formula="of:=[.C82]&amp;&quot; &quot;&amp;[.D82]&amp;&quot;,&quot;&amp;[.E82]" office:value-type="string" office:string-value="Stor sketch,Aske" calcext:value-type="string">
            <text:p>Stor sketch,As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rumentballet</text:p>
          </table:table-cell>
          <table:table-cell office:value-type="string" calcext:value-type="string">
            <text:p>Mandlig elguitar (G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Jonatan</text:p>
          </table:table-cell>
          <table:table-cell table:formula="of:=[.C83]&amp;&quot; &quot;&amp;[.D83]&amp;&quot;,&quot;&amp;[.E83]" office:value-type="string" office:string-value="Stor sketch,Jonatan" calcext:value-type="string">
            <text:p>Stor sketch,Jona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mmerhistorier på fiskermanér</text:p>
          </table:table-cell>
          <table:table-cell office:value-type="string" calcext:value-type="string">
            <text:p>Sanger (S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iEva</text:p>
          </table:table-cell>
          <table:table-cell table:formula="of:=[.C84]&amp;&quot; &quot;&amp;[.D84]&amp;&quot;,&quot;&amp;[.E84]" office:value-type="string" office:string-value="Stor sang,iEva" calcext:value-type="string">
            <text:p>Stor sang,iE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mmerhistorier på fiskermanér</text:p>
          </table:table-cell>
          <table:table-cell office:value-type="string" calcext:value-type="string">
            <text:p>Medstuderende 1 (R1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Andreas</text:p>
          </table:table-cell>
          <table:table-cell table:formula="of:=[.C85]&amp;&quot; &quot;&amp;[.D85]&amp;&quot;,&quot;&amp;[.E85]" office:value-type="string" office:string-value="Stor sang,Andreas" calcext:value-type="string">
            <text:p>Stor sang,Andre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mmerhistorier på fiskermanér</text:p>
          </table:table-cell>
          <table:table-cell office:value-type="string" calcext:value-type="string">
            <text:p>Medstuderende 2 (R2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Cecilie</text:p>
          </table:table-cell>
          <table:table-cell table:formula="of:=[.C86]&amp;&quot; &quot;&amp;[.D86]&amp;&quot;,&quot;&amp;[.E86]" office:value-type="string" office:string-value="Stor sang,Cecilie" calcext:value-type="string">
            <text:p>Stor sang,Cecil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mmerhistorier på fiskermanér</text:p>
          </table:table-cell>
          <table:table-cell office:value-type="string" calcext:value-type="string">
            <text:p>Kammerfolk 1 (K1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Niels</text:p>
          </table:table-cell>
          <table:table-cell table:formula="of:=[.C87]&amp;&quot; &quot;&amp;[.D87]&amp;&quot;,&quot;&amp;[.E87]" office:value-type="string" office:string-value="Stor sang,Niels" calcext:value-type="string">
            <text:p>Stor sang,Ni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mmerhistorier på fiskermanér</text:p>
          </table:table-cell>
          <table:table-cell office:value-type="string" calcext:value-type="string">
            <text:p>Kammerfolk 2 (K2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Nanna</text:p>
          </table:table-cell>
          <table:table-cell table:formula="of:=[.C88]&amp;&quot; &quot;&amp;[.D88]&amp;&quot;,&quot;&amp;[.E88]" office:value-type="string" office:string-value="Stor sang,Nanna" calcext:value-type="string">
            <text:p>Stor sang,N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mmerhistorier på fiskermanér</text:p>
          </table:table-cell>
          <table:table-cell office:value-type="string" calcext:value-type="string">
            <text:p>Kammerfolk 3 (K3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Sean</text:p>
          </table:table-cell>
          <table:table-cell table:formula="of:=[.C89]&amp;&quot; &quot;&amp;[.D89]&amp;&quot;,&quot;&amp;[.E89]" office:value-type="string" office:string-value="Stor sang,Sean" calcext:value-type="string">
            <text:p>Stor sang,S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mmerhistorier på fiskermanér</text:p>
          </table:table-cell>
          <table:table-cell office:value-type="string" calcext:value-type="string">
            <text:p>Kammerfolk 4 (K4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FUNS</text:p>
          </table:table-cell>
          <table:table-cell table:formula="of:=[.C90]&amp;&quot; &quot;&amp;[.D90]&amp;&quot;,&quot;&amp;[.E90]" office:value-type="string" office:string-value="Stor sang,FUNS" calcext:value-type="string">
            <text:p>Stor sang,FU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vad Nu Hvis\dots</text:p>
          </table:table-cell>
          <table:table-cell office:value-type="string" calcext:value-type="string">
            <text:p>Sanger (S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Poul</text:p>
          </table:table-cell>
          <table:table-cell table:formula="of:=[.C91]&amp;&quot; &quot;&amp;[.D91]&amp;&quot;,&quot;&amp;[.E91]" office:value-type="string" office:string-value="Stor sang,Poul" calcext:value-type="string">
            <text:p>Stor sang,Pou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 det en\dots afledt funktion?</text:p>
          </table:table-cell>
          <table:table-cell office:value-type="string" calcext:value-type="string">
            <text:p>Speak (S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Sean</text:p>
          </table:table-cell>
          <table:table-cell table:formula="of:=[.C92]&amp;&quot; &quot;&amp;[.D92]&amp;&quot;,&quot;&amp;[.E92]" office:value-type="string" office:string-value="Stor sketch,Sean" calcext:value-type="string">
            <text:p>Stor sketch,S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 det en\dots afledt funktion?</text:p>
          </table:table-cell>
          <table:table-cell office:value-type="string" calcext:value-type="string">
            <text:p>Pythagoras (P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Bastian</text:p>
          </table:table-cell>
          <table:table-cell table:formula="of:=[.C93]&amp;&quot; &quot;&amp;[.D93]&amp;&quot;,&quot;&amp;[.E93]" office:value-type="string" office:string-value="Stor sketch,Bastian" calcext:value-type="string">
            <text:p>Stor sketch,Bast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 det en\dots afledt funktion?</text:p>
          </table:table-cell>
          <table:table-cell office:value-type="string" calcext:value-type="string">
            <text:p>Græker (G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Morten</text:p>
          </table:table-cell>
          <table:table-cell table:formula="of:=[.C94]&amp;&quot; &quot;&amp;[.D94]&amp;&quot;,&quot;&amp;[.E94]" office:value-type="string" office:string-value="Stor sketch,Morten" calcext:value-type="string">
            <text:p>Stor sketch,Mort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 det en\dots afledt funktion?</text:p>
          </table:table-cell>
          <table:table-cell office:value-type="string" calcext:value-type="string">
            <text:p>Instruktor (I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Philip</text:p>
          </table:table-cell>
          <table:table-cell table:formula="of:=[.C95]&amp;&quot; &quot;&amp;[.D95]&amp;&quot;,&quot;&amp;[.E95]" office:value-type="string" office:string-value="Stor sketch,Philip" calcext:value-type="string">
            <text:p>Stor sketch,Phil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 det en\dots afledt funktion?</text:p>
          </table:table-cell>
          <table:table-cell office:value-type="string" calcext:value-type="string">
            <text:p>Rus (R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Cecilie</text:p>
          </table:table-cell>
          <table:table-cell table:formula="of:=[.C96]&amp;&quot; &quot;&amp;[.D96]&amp;&quot;,&quot;&amp;[.E96]" office:value-type="string" office:string-value="Stor sketch,Cecilie" calcext:value-type="string">
            <text:p>Stor sketch,Cecil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 det en\dots afledt funktion?</text:p>
          </table:table-cell>
          <table:table-cell office:value-type="string" calcext:value-type="string">
            <text:p>Reklamegut/inde (Reklame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iEva</text:p>
          </table:table-cell>
          <table:table-cell table:formula="of:=[.C97]&amp;&quot; &quot;&amp;[.D97]&amp;&quot;,&quot;&amp;[.E97]" office:value-type="string" office:string-value="Stor sketch,iEva" calcext:value-type="string">
            <text:p>Stor sketch,iE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sfemisk LynOpladning</text:p>
          </table:table-cell>
          <table:table-cell office:value-type="string" calcext:value-type="string">
            <text:p>Fuld studerende 1 (A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Andreas</text:p>
          </table:table-cell>
          <table:table-cell table:formula="of:=[.C98]&amp;&quot; &quot;&amp;[.D98]&amp;&quot;,&quot;&amp;[.E98]" office:value-type="string" office:string-value="Stor sketch,Andreas" calcext:value-type="string">
            <text:p>Stor sketch,Andre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sfemisk LynOpladning</text:p>
          </table:table-cell>
          <table:table-cell office:value-type="string" calcext:value-type="string">
            <text:p>Fuld studerende 2 (B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Eva</text:p>
          </table:table-cell>
          <table:table-cell table:formula="of:=[.C99]&amp;&quot; &quot;&amp;[.D99]&amp;&quot;,&quot;&amp;[.E99]" office:value-type="string" office:string-value="Stor sketch,Eva" calcext:value-type="string">
            <text:p>Stor sketch,E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sfemisk LynOpladning</text:p>
          </table:table-cell>
          <table:table-cell office:value-type="string" calcext:value-type="string">
            <text:p>Zeus (Z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FUZU</text:p>
          </table:table-cell>
          <table:table-cell table:formula="of:=[.C100]&amp;&quot; &quot;&amp;[.D100]&amp;&quot;,&quot;&amp;[.E100]" office:value-type="string" office:string-value="Stor sketch,FUZU" calcext:value-type="string">
            <text:p>Stor sketch,FUZ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Nisser På et Bord</text:p>
          </table:table-cell>
          <table:table-cell office:value-type="string" calcext:value-type="string">
            <text:p>Sanger (S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iEva</text:p>
          </table:table-cell>
          <table:table-cell table:formula="of:=[.C101]&amp;&quot; &quot;&amp;[.D101]&amp;&quot;,&quot;&amp;[.E101]" office:value-type="string" office:string-value="Stor sang,iEva" calcext:value-type="string">
            <text:p>Stor sang,iE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Nisser På et Bord</text:p>
          </table:table-cell>
          <table:table-cell office:value-type="string" calcext:value-type="string">
            <text:p>Nisse 1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Nanna</text:p>
          </table:table-cell>
          <table:table-cell table:formula="of:=[.C102]&amp;&quot; &quot;&amp;[.D102]&amp;&quot;,&quot;&amp;[.E102]" office:value-type="string" office:string-value="Stor sketch,Nanna" calcext:value-type="string">
            <text:p>Stor sketch,N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Nisser På et Bord</text:p>
          </table:table-cell>
          <table:table-cell office:value-type="string" calcext:value-type="string">
            <text:p>Nisse 2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Morten</text:p>
          </table:table-cell>
          <table:table-cell table:formula="of:=[.C103]&amp;&quot; &quot;&amp;[.D103]&amp;&quot;,&quot;&amp;[.E103]" office:value-type="string" office:string-value="Stor sketch,Morten" calcext:value-type="string">
            <text:p>Stor sketch,Mort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Nisser På et Bord</text:p>
          </table:table-cell>
          <table:table-cell office:value-type="string" calcext:value-type="string">
            <text:p>Nisse 3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Diderik</text:p>
          </table:table-cell>
          <table:table-cell table:formula="of:=[.C104]&amp;&quot; &quot;&amp;[.D104]&amp;&quot;,&quot;&amp;[.E104]" office:value-type="string" office:string-value="Stor sketch,Diderik" calcext:value-type="string">
            <text:p>Stor sketch,Dideri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exet ordkunstner</text:p>
          </table:table-cell>
          <table:table-cell office:value-type="string" calcext:value-type="string">
            <text:p>Dyslektiker(X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Eva</text:p>
          </table:table-cell>
          <table:table-cell table:formula="of:=[.C105]&amp;&quot; &quot;&amp;[.D105]&amp;&quot;,&quot;&amp;[.E105]" office:value-type="string" office:string-value="Stor sketch,Eva" calcext:value-type="string">
            <text:p>Stor sketch,E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 det fjong?</text:p>
          </table:table-cell>
          <table:table-cell office:value-type="string" calcext:value-type="string">
            <text:p>Mand (M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Mads</text:p>
          </table:table-cell>
          <table:table-cell table:formula="of:=[.C106]&amp;&quot; &quot;&amp;[.D106]&amp;&quot;,&quot;&amp;[.E106]" office:value-type="string" office:string-value="Stor sang,Mads" calcext:value-type="string">
            <text:p>Stor sang,Ma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 det fjong?</text:p>
          </table:table-cell>
          <table:table-cell office:value-type="string" calcext:value-type="string">
            <text:p>Kvinde (K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Diana</text:p>
          </table:table-cell>
          <table:table-cell table:formula="of:=[.C107]&amp;&quot; &quot;&amp;[.D107]&amp;&quot;,&quot;&amp;[.E107]" office:value-type="string" office:string-value="Stor sang,Diana" calcext:value-type="string">
            <text:p>Stor sang,Dia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rhus 1900 </text:p>
          </table:table-cell>
          <table:table-cell office:value-type="string" calcext:value-type="string">
            <text:p>Fremviser (F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Aske</text:p>
          </table:table-cell>
          <table:table-cell table:formula="of:=[.C108]&amp;&quot; &quot;&amp;[.D108]&amp;&quot;,&quot;&amp;[.E108]" office:value-type="string" office:string-value="Stor sketch,Aske" calcext:value-type="string">
            <text:p>Stor sketch,As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rhus 1900 </text:p>
          </table:table-cell>
          <table:table-cell office:value-type="string" calcext:value-type="string">
            <text:p>Løber (K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Casper</text:p>
          </table:table-cell>
          <table:table-cell table:formula="of:=[.C109]&amp;&quot; &quot;&amp;[.D109]&amp;&quot;,&quot;&amp;[.E109]" office:value-type="string" office:string-value="Stor sketch,Casper" calcext:value-type="string">
            <text:p>Stor sketch,Cas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arhus 1900 </text:p>
          </table:table-cell>
          <table:table-cell office:value-type="string" calcext:value-type="string">
            <text:p>Speaker (S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Sean</text:p>
          </table:table-cell>
          <table:table-cell table:formula="of:=[.C110]&amp;&quot; &quot;&amp;[.D110]&amp;&quot;,&quot;&amp;[.E110]" office:value-type="string" office:string-value="Stor sketch,Sean" calcext:value-type="string">
            <text:p>Stor sketch,S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ckface</text:p>
          </table:table-cell>
          <table:table-cell office:value-type="string" calcext:value-type="string">
            <text:p>Sanger (A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Cecilie</text:p>
          </table:table-cell>
          <table:table-cell table:formula="of:=[.C111]&amp;&quot; &quot;&amp;[.D111]&amp;&quot;,&quot;&amp;[.E111]" office:value-type="string" office:string-value="Stor sang,Cecilie" calcext:value-type="string">
            <text:p>Stor sang,Cecil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ckface</text:p>
          </table:table-cell>
          <table:table-cell office:value-type="string" calcext:value-type="string">
            <text:p>Sanger (B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FUNS</text:p>
          </table:table-cell>
          <table:table-cell table:formula="of:=[.C112]&amp;&quot; &quot;&amp;[.D112]&amp;&quot;,&quot;&amp;[.E112]" office:value-type="string" office:string-value="Stor sang,FUNS" calcext:value-type="string">
            <text:p>Stor sang,FU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ckface</text:p>
          </table:table-cell>
          <table:table-cell office:value-type="string" calcext:value-type="string">
            <text:p>Almindelig fyr (F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Bastian</text:p>
          </table:table-cell>
          <table:table-cell table:formula="of:=[.C113]&amp;&quot; &quot;&amp;[.D113]&amp;&quot;,&quot;&amp;[.E113]" office:value-type="string" office:string-value="Stor sketch,Bastian" calcext:value-type="string">
            <text:p>Stor sketch,Bastian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Duckface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Nanna</text:p>
          </table:table-cell>
          <table:table-cell table:formula="of:=[.C114]&amp;&quot; &quot;&amp;[.D114]&amp;&quot;,&quot;&amp;[.E114]" office:value-type="string" office:string-value="Stor sketch,Nanna" calcext:value-type="string">
            <text:p>Stor sketch,N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ckface</text:p>
          </table:table-cell>
          <table:table-cell office:value-type="string" calcext:value-type="string">
            <text:p>Duckface 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Philip</text:p>
          </table:table-cell>
          <table:table-cell table:formula="of:=[.C115]&amp;&quot; &quot;&amp;[.D115]&amp;&quot;,&quot;&amp;[.E115]" office:value-type="string" office:string-value="Stor sketch,Philip" calcext:value-type="string">
            <text:p>Stor sketch,Phil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ckface</text:p>
          </table:table-cell>
          <table:table-cell office:value-type="string" calcext:value-type="string">
            <text:p>Duckface 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Hans</text:p>
          </table:table-cell>
          <table:table-cell table:formula="of:=[.C116]&amp;&quot; &quot;&amp;[.D116]&amp;&quot;,&quot;&amp;[.E116]" office:value-type="string" office:string-value="Stor sketch,Hans" calcext:value-type="string">
            <text:p>Stor sketch,Ha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ckface</text:p>
          </table:table-cell>
          <table:table-cell office:value-type="string" calcext:value-type="string">
            <text:p>Duckface 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Aske</text:p>
          </table:table-cell>
          <table:table-cell table:formula="of:=[.C117]&amp;&quot; &quot;&amp;[.D117]&amp;&quot;,&quot;&amp;[.E117]" office:value-type="string" office:string-value="Stor sketch,Aske" calcext:value-type="string">
            <text:p>Stor sketch,As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l Gældsfest i Nisseland</text:p>
          </table:table-cell>
          <table:table-cell office:value-type="string" calcext:value-type="string">
            <text:p>Julemand (J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FUZU</text:p>
          </table:table-cell>
          <table:table-cell table:formula="of:=[.C118]&amp;&quot; &quot;&amp;[.D118]&amp;&quot;,&quot;&amp;[.E118]" office:value-type="string" office:string-value="Stor sketch,FUZU" calcext:value-type="string">
            <text:p>Stor sketch,FUZ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l Gældsfest i Nisseland</text:p>
          </table:table-cell>
          <table:table-cell office:value-type="string" calcext:value-type="string">
            <text:p>Filibuster-nisse (F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Niels</text:p>
          </table:table-cell>
          <table:table-cell table:formula="of:=[.C119]&amp;&quot; &quot;&amp;[.D119]&amp;&quot;,&quot;&amp;[.E119]" office:value-type="string" office:string-value="Stor sketch,Niels" calcext:value-type="string">
            <text:p>Stor sketch,Ni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l Gældsfest i Nisseland</text:p>
          </table:table-cell>
          <table:table-cell office:value-type="string" calcext:value-type="string">
            <text:p>Nisse 1 (N1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Diderik</text:p>
          </table:table-cell>
          <table:table-cell table:formula="of:=[.C120]&amp;&quot; &quot;&amp;[.D120]&amp;&quot;,&quot;&amp;[.E120]" office:value-type="string" office:string-value="Stor sketch,Diderik" calcext:value-type="string">
            <text:p>Stor sketch,Dideri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l Gældsfest i Nisseland</text:p>
          </table:table-cell>
          <table:table-cell office:value-type="string" calcext:value-type="string">
            <text:p>Nisse 2 (N2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Morten</text:p>
          </table:table-cell>
          <table:table-cell table:formula="of:=[.C121]&amp;&quot; &quot;&amp;[.D121]&amp;&quot;,&quot;&amp;[.E121]" office:value-type="string" office:string-value="Stor sketch,Morten" calcext:value-type="string">
            <text:p>Stor sketch,Mort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l Gældsfest i Nisseland</text:p>
          </table:table-cell>
          <table:table-cell office:value-type="string" calcext:value-type="string">
            <text:p>Nisse 3 (N3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Sabrina</text:p>
          </table:table-cell>
          <table:table-cell table:formula="of:=[.C122]&amp;&quot; &quot;&amp;[.D122]&amp;&quot;,&quot;&amp;[.E122]" office:value-type="string" office:string-value="Stor sketch,Sabrina" calcext:value-type="string">
            <text:p>Stor sketch,Sabri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l Gældsfest i Nisseland</text:p>
          </table:table-cell>
          <table:table-cell office:value-type="string" calcext:value-type="string">
            <text:p>Referat-nisse (R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iEva</text:p>
          </table:table-cell>
          <table:table-cell table:formula="of:=[.C123]&amp;&quot; &quot;&amp;[.D123]&amp;&quot;,&quot;&amp;[.E123]" office:value-type="string" office:string-value="Stor sketch,iEva" calcext:value-type="string">
            <text:p>Stor sketch,iE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l Gældsfest i Nisseland</text:p>
          </table:table-cell>
          <table:table-cell office:value-type="string" calcext:value-type="string">
            <text:p>Rudolf (Ru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Jonatan</text:p>
          </table:table-cell>
          <table:table-cell table:formula="of:=[.C124]&amp;&quot; &quot;&amp;[.D124]&amp;&quot;,&quot;&amp;[.E124]" office:value-type="string" office:string-value="Stor sketch,Jonatan" calcext:value-type="string">
            <text:p>Stor sketch,Jona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l Gældsfest i Nisseland</text:p>
          </table:table-cell>
          <table:table-cell office:value-type="string" calcext:value-type="string">
            <text:p>Dekan (D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Poul</text:p>
          </table:table-cell>
          <table:table-cell table:formula="of:=[.C125]&amp;&quot; &quot;&amp;[.D125]&amp;&quot;,&quot;&amp;[.E125]" office:value-type="string" office:string-value="Stor sketch,Poul" calcext:value-type="string">
            <text:p>Stor sketch,Pou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 bruger kridt</text:p>
          </table:table-cell>
          <table:table-cell office:value-type="string" calcext:value-type="string">
            <text:p>Bosse Bo (A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Aske</text:p>
          </table:table-cell>
          <table:table-cell table:formula="of:=[.C126]&amp;&quot; &quot;&amp;[.D126]&amp;&quot;,&quot;&amp;[.E126]" office:value-type="string" office:string-value="Stor sang,Aske" calcext:value-type="string">
            <text:p>Stor sang,As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 bruger kridt</text:p>
          </table:table-cell>
          <table:table-cell office:value-type="string" calcext:value-type="string">
            <text:p>Jazzy H (B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Mads</text:p>
          </table:table-cell>
          <table:table-cell table:formula="of:=[.C127]&amp;&quot; &quot;&amp;[.D127]&amp;&quot;,&quot;&amp;[.E127]" office:value-type="string" office:string-value="Stor sang,Mads" calcext:value-type="string">
            <text:p>Stor sang,Ma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 bruger kridt</text:p>
          </table:table-cell>
          <table:table-cell office:value-type="string" calcext:value-type="string">
            <text:p>Professor (P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Poul</text:p>
          </table:table-cell>
          <table:table-cell table:formula="of:=[.C128]&amp;&quot; &quot;&amp;[.D128]&amp;&quot;,&quot;&amp;[.E128]" office:value-type="string" office:string-value="Stor sketch,Poul" calcext:value-type="string">
            <text:p>Stor sketch,Pou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 bruger kridt</text:p>
          </table:table-cell>
          <table:table-cell office:value-type="string" calcext:value-type="string">
            <text:p>Studerende (S1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Bastian</text:p>
          </table:table-cell>
          <table:table-cell table:formula="of:=[.C129]&amp;&quot; &quot;&amp;[.D129]&amp;&quot;,&quot;&amp;[.E129]" office:value-type="string" office:string-value="Stor sketch,Bastian" calcext:value-type="string">
            <text:p>Stor sketch,Bast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 bruger kridt</text:p>
          </table:table-cell>
          <table:table-cell office:value-type="string" calcext:value-type="string">
            <text:p>Studerende (S2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Nanna</text:p>
          </table:table-cell>
          <table:table-cell table:formula="of:=[.C130]&amp;&quot; &quot;&amp;[.D130]&amp;&quot;,&quot;&amp;[.E130]" office:value-type="string" office:string-value="Stor sketch,Nanna" calcext:value-type="string">
            <text:p>Stor sketch,N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 kører den ind med PENIS</text:p>
          </table:table-cell>
          <table:table-cell office:value-type="string" calcext:value-type="string">
            <text:p>Producer (P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Jonatan</text:p>
          </table:table-cell>
          <table:table-cell table:formula="of:=[.C131]&amp;&quot; &quot;&amp;[.D131]&amp;&quot;,&quot;&amp;[.E131]" office:value-type="string" office:string-value="Stor sketch,Jonatan" calcext:value-type="string">
            <text:p>Stor sketch,Jona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 kører den ind med PENIS</text:p>
          </table:table-cell>
          <table:table-cell office:value-type="string" calcext:value-type="string">
            <text:p>Sanger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Niels</text:p>
          </table:table-cell>
          <table:table-cell table:formula="of:=[.C132]&amp;&quot; &quot;&amp;[.D132]&amp;&quot;,&quot;&amp;[.E132]" office:value-type="string" office:string-value="Stor sang,Niels" calcext:value-type="string">
            <text:p>Stor sang,Ni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 kører den ind med PENIS</text:p>
          </table:table-cell>
          <table:table-cell office:value-type="string" calcext:value-type="string">
            <text:p>Sanger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FUXA</text:p>
          </table:table-cell>
          <table:table-cell table:formula="of:=[.C133]&amp;&quot; &quot;&amp;[.D133]&amp;&quot;,&quot;&amp;[.E133]" office:value-type="string" office:string-value="Stor sang,FUXA" calcext:value-type="string">
            <text:p>Stor sang,FUX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 kører den ind med PENIS</text:p>
          </table:table-cell>
          <table:table-cell office:value-type="string" calcext:value-type="string">
            <text:p>Sanger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Sean</text:p>
          </table:table-cell>
          <table:table-cell table:formula="of:=[.C134]&amp;&quot; &quot;&amp;[.D134]&amp;&quot;,&quot;&amp;[.E134]" office:value-type="string" office:string-value="Stor sang,Sean" calcext:value-type="string">
            <text:p>Stor sang,S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ationelt bevis</text:p>
          </table:table-cell>
          <table:table-cell office:value-type="string" calcext:value-type="string">
            <text:p>Karim (K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Casper</text:p>
          </table:table-cell>
          <table:table-cell table:formula="of:=[.C135]&amp;&quot; &quot;&amp;[.D135]&amp;&quot;,&quot;&amp;[.E135]" office:value-type="string" office:string-value="Stor sang,Casper" calcext:value-type="string">
            <text:p>Stor sang,Cas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ationelt bevis</text:p>
          </table:table-cell>
          <table:table-cell office:value-type="string" calcext:value-type="string">
            <text:p>Dolf (D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Hans</text:p>
          </table:table-cell>
          <table:table-cell table:formula="of:=[.C136]&amp;&quot; &quot;&amp;[.D136]&amp;&quot;,&quot;&amp;[.E136]" office:value-type="string" office:string-value="Stor sang,Hans" calcext:value-type="string">
            <text:p>Stor sang,Ha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ationelt bevis</text:p>
          </table:table-cell>
          <table:table-cell office:value-type="string" calcext:value-type="string">
            <text:p>Pige 1 (P1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Sabrina</text:p>
          </table:table-cell>
          <table:table-cell table:formula="of:=[.C137]&amp;&quot; &quot;&amp;[.D137]&amp;&quot;,&quot;&amp;[.E137]" office:value-type="string" office:string-value="Stor sang,Sabrina" calcext:value-type="string">
            <text:p>Stor sang,Sabri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ationelt bevis</text:p>
          </table:table-cell>
          <table:table-cell office:value-type="string" calcext:value-type="string">
            <text:p>Pige 2 (P2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Cecilie</text:p>
          </table:table-cell>
          <table:table-cell table:formula="of:=[.C138]&amp;&quot; &quot;&amp;[.D138]&amp;&quot;,&quot;&amp;[.E138]" office:value-type="string" office:string-value="Stor sang,Cecilie" calcext:value-type="string">
            <text:p>Stor sang,Cecil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ationelt bevis</text:p>
          </table:table-cell>
          <table:table-cell office:value-type="string" calcext:value-type="string">
            <text:p>Pige 3 (P3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Nanna</text:p>
          </table:table-cell>
          <table:table-cell table:formula="of:=[.C139]&amp;&quot; &quot;&amp;[.D139]&amp;&quot;,&quot;&amp;[.E139]" office:value-type="string" office:string-value="Stor sang,Nanna" calcext:value-type="string">
            <text:p>Stor sang,N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ationelt bevis</text:p>
          </table:table-cell>
          <table:table-cell office:value-type="string" calcext:value-type="string">
            <text:p>Studerende (S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Morten</text:p>
          </table:table-cell>
          <table:table-cell table:formula="of:=[.C140]&amp;&quot; &quot;&amp;[.D140]&amp;&quot;,&quot;&amp;[.E140]" office:value-type="string" office:string-value="Stor sketch,Morten" calcext:value-type="string">
            <text:p>Stor sketch,Mort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. Livingstone... Eller?</text:p>
          </table:table-cell>
          <table:table-cell office:value-type="string" calcext:value-type="string">
            <text:p>Ikke-Livingstone [L]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Mads</text:p>
          </table:table-cell>
          <table:table-cell table:formula="of:=[.C141]&amp;&quot; &quot;&amp;[.D141]&amp;&quot;,&quot;&amp;[.E141]" office:value-type="string" office:string-value="Stor sketch,Mads" calcext:value-type="string">
            <text:p>Stor sketch,Ma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. Livingstone... Eller?</text:p>
          </table:table-cell>
          <table:table-cell office:value-type="string" calcext:value-type="string">
            <text:p>Machete-type [M]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Andreas</text:p>
          </table:table-cell>
          <table:table-cell table:formula="of:=[.C142]&amp;&quot; &quot;&amp;[.D142]&amp;&quot;,&quot;&amp;[.E142]" office:value-type="string" office:string-value="Stor sketch,Andreas" calcext:value-type="string">
            <text:p>Stor sketch,Andre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opardy</text:p>
          </table:table-cell>
          <table:table-cell office:value-type="string" calcext:value-type="string">
            <text:p>Verdenstræt Søren Kaster (S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Sean</text:p>
          </table:table-cell>
          <table:table-cell table:formula="of:=[.C143]&amp;&quot; &quot;&amp;[.D143]&amp;&quot;,&quot;&amp;[.E143]" office:value-type="string" office:string-value="Stor sketch,Sean" calcext:value-type="string">
            <text:p>Stor sketch,S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opardy</text:p>
          </table:table-cell>
          <table:table-cell office:value-type="string" calcext:value-type="string">
            <text:p>En deltager, Claus (C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Diderik</text:p>
          </table:table-cell>
          <table:table-cell table:formula="of:=[.C144]&amp;&quot; &quot;&amp;[.D144]&amp;&quot;,&quot;&amp;[.E144]" office:value-type="string" office:string-value="Stor sketch,Diderik" calcext:value-type="string">
            <text:p>Stor sketch,Dideri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opardy</text:p>
          </table:table-cell>
          <table:table-cell office:value-type="string" calcext:value-type="string">
            <text:p>En deltager, Dorte (D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iEva</text:p>
          </table:table-cell>
          <table:table-cell table:formula="of:=[.C145]&amp;&quot; &quot;&amp;[.D145]&amp;&quot;,&quot;&amp;[.E145]" office:value-type="string" office:string-value="Stor sketch,iEva" calcext:value-type="string">
            <text:p>Stor sketch,iE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opardy</text:p>
          </table:table-cell>
          <table:table-cell office:value-type="string" calcext:value-type="string">
            <text:p>En deltager, Edmund (E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Jonatan</text:p>
          </table:table-cell>
          <table:table-cell table:formula="of:=[.C146]&amp;&quot; &quot;&amp;[.D146]&amp;&quot;,&quot;&amp;[.E146]" office:value-type="string" office:string-value="Stor sketch,Jonatan" calcext:value-type="string">
            <text:p>Stor sketch,Jona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ef Julerevy nau, pl0x</text:p>
          </table:table-cell>
          <table:table-cell office:value-type="string" calcext:value-type="string">
            <text:p>Sangerinde (A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Diana</text:p>
          </table:table-cell>
          <table:table-cell table:formula="of:=[.C147]&amp;&quot; &quot;&amp;[.D147]&amp;&quot;,&quot;&amp;[.E147]" office:value-type="string" office:string-value="Stor sang,Diana" calcext:value-type="string">
            <text:p>Stor sang,Dia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ef Julerevy nau, pl0x</text:p>
          </table:table-cell>
          <table:table-cell office:value-type="string" calcext:value-type="string">
            <text:p>Sangerinde (B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Sabrina</text:p>
          </table:table-cell>
          <table:table-cell table:formula="of:=[.C148]&amp;&quot; &quot;&amp;[.D148]&amp;&quot;,&quot;&amp;[.E148]" office:value-type="string" office:string-value="Stor sang,Sabrina" calcext:value-type="string">
            <text:p>Stor sang,Sabri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ef Julerevy nau, pl0x</text:p>
          </table:table-cell>
          <table:table-cell office:value-type="string" calcext:value-type="string">
            <text:p>mandlig korsanger/danser 1 (K1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Hans</text:p>
          </table:table-cell>
          <table:table-cell table:formula="of:=[.C149]&amp;&quot; &quot;&amp;[.D149]&amp;&quot;,&quot;&amp;[.E149]" office:value-type="string" office:string-value="Stor sang,Hans" calcext:value-type="string">
            <text:p>Stor sang,Ha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ef Julerevy nau, pl0x</text:p>
          </table:table-cell>
          <table:table-cell office:value-type="string" calcext:value-type="string">
            <text:p>mandlig korsanger/danser 2 (K2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ang</text:p>
          </table:table-cell>
          <table:table-cell table:content-validation-name="val4" office:value-type="string" calcext:value-type="string">
            <text:p>FUZU</text:p>
          </table:table-cell>
          <table:table-cell table:formula="of:=[.C150]&amp;&quot; &quot;&amp;[.D150]&amp;&quot;,&quot;&amp;[.E150]" office:value-type="string" office:string-value="Stor sang,FUZU" calcext:value-type="string">
            <text:p>Stor sang,FUZ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ef Julerevy nau, pl0x</text:p>
          </table:table-cell>
          <table:table-cell office:value-type="string" calcext:value-type="string">
            <text:p>Kvindelig danser 1 (D1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FUHR</text:p>
          </table:table-cell>
          <table:table-cell table:formula="of:=[.C151]&amp;&quot; &quot;&amp;[.D151]&amp;&quot;,&quot;&amp;[.E151]" office:value-type="string" office:string-value="Stor sketch,FUHR" calcext:value-type="string">
            <text:p>Stor sketch,FUH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ef Julerevy nau, pl0x</text:p>
          </table:table-cell>
          <table:table-cell office:value-type="string" calcext:value-type="string">
            <text:p>Kvindelig danser 2 (D2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Eva</text:p>
          </table:table-cell>
          <table:table-cell table:formula="of:=[.C152]&amp;&quot; &quot;&amp;[.D152]&amp;&quot;,&quot;&amp;[.E152]" office:value-type="string" office:string-value="Stor sketch,Eva" calcext:value-type="string">
            <text:p>Stor sketch,E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ef Julerevy nau, pl0x</text:p>
          </table:table-cell>
          <table:table-cell office:value-type="string" calcext:value-type="string">
            <text:p>Darth Vader (DV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Poul</text:p>
          </table:table-cell>
          <table:table-cell table:formula="of:=[.C153]&amp;&quot; &quot;&amp;[.D153]&amp;&quot;,&quot;&amp;[.E153]" office:value-type="string" office:string-value="Stor sketch,Poul" calcext:value-type="string">
            <text:p>Stor sketch,Pou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ef Julerevy nau, pl0x</text:p>
          </table:table-cell>
          <table:table-cell office:value-type="string" calcext:value-type="string">
            <text:p>Mandlig tilbeder (T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Niels</text:p>
          </table:table-cell>
          <table:table-cell table:formula="of:=[.C154]&amp;&quot; &quot;&amp;[.D154]&amp;&quot;,&quot;&amp;[.E154]" office:value-type="string" office:string-value="Stor sketch,Niels" calcext:value-type="string">
            <text:p>Stor sketch,Ni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ef Julerevy nau, pl0x</text:p>
          </table:table-cell>
          <table:table-cell office:value-type="string" calcext:value-type="string">
            <text:p>Mandlig tilbeder (T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Casper</text:p>
          </table:table-cell>
          <table:table-cell table:formula="of:=[.C155]&amp;&quot; &quot;&amp;[.D155]&amp;&quot;,&quot;&amp;[.E155]" office:value-type="string" office:string-value="Stor sketch,Casper" calcext:value-type="string">
            <text:p>Stor sketch,Cas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ef Julerevy nau, pl0x</text:p>
          </table:table-cell>
          <table:table-cell office:value-type="string" calcext:value-type="string">
            <text:p>Mandlig tilbeder (T)</text:p>
          </table:table-cell>
          <table:table-cell table:content-validation-name="val2" office:value-type="string" calcext:value-type="string">
            <text:p>Stor</text:p>
          </table:table-cell>
          <table:table-cell table:content-validation-name="val3" office:value-type="string" calcext:value-type="string">
            <text:p>sketch</text:p>
          </table:table-cell>
          <table:table-cell table:content-validation-name="val4" office:value-type="string" calcext:value-type="string">
            <text:p>Philip</text:p>
          </table:table-cell>
          <table:table-cell table:formula="of:=[.C156]&amp;&quot; &quot;&amp;[.D156]&amp;&quot;,&quot;&amp;[.E156]" office:value-type="string" office:string-value="Stor sketch,Philip" calcext:value-type="string">
            <text:p>Stor sketch,Philip</text:p>
          </table:table-cell>
          <table:table-cell table:number-columns-repeated="1018"/>
        </table:table-row>
        <table:table-row table:style-name="ro1" table:number-rows-repeated="1048419">
          <table:table-cell table:number-columns-repeated="2"/>
          <table:table-cell table:content-validation-name="val2"/>
          <table:table-cell table:content-validation-name="val3"/>
          <table:table-cell table:number-columns-repeated="1020"/>
        </table:table-row>
        <table:table-row table:style-name="ro1">
          <table:table-cell table:number-columns-repeated="2"/>
          <table:table-cell table:content-validation-name="val2"/>
          <table:table-cell table:content-validation-name="val3"/>
          <table:table-cell table:number-columns-repeated="1020"/>
        </table:table-row>
      </table:table>
      <table:table table:name="Revyister" table:style-name="ta1">
        <office:forms form:automatic-focus="false" form:apply-design-mode="false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table:formula="of:=IF( SUM([.B3:.E1000])&lt;&gt;COUNTA([Rollefordeling.A2:.A1000]); &quot;Fejl! &quot; &amp; SUM([.B3:.E1000]) &amp; &quot; ≠ &quot; &amp; COUNTA([Rollefordeling.A2:.A1000]); COUNTA([Rollefordeling.A2:.A1000]) &amp; &quot; roller&quot;)" office:value-type="string" office:string-value="155 roller" calcext:value-type="string">
            <text:p>155 roll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vyist</text:p>
          </table:table-cell>
          <table:table-cell table:style-name="ce1" office:value-type="string" calcext:value-type="string">
            <text:p>Stor sketch</text:p>
          </table:table-cell>
          <table:table-cell table:style-name="ce1" office:value-type="string" calcext:value-type="string">
            <text:p>Lille sketch</text:p>
          </table:table-cell>
          <table:table-cell table:style-name="ce1" office:value-type="string" calcext:value-type="string">
            <text:p>Stor sang</text:p>
          </table:table-cell>
          <table:table-cell table:style-name="ce1" office:value-type="string" calcext:value-type="string">
            <text:p>Lille sang</text:p>
          </table:table-cell>
        </table:table-row>
        <table:table-row table:style-name="ro1">
          <table:table-cell/>
          <table:table-cell table:style-name="ce1" table:formula="of:=COUNTIF([Rollefordeling.$F$2:.$F$1001]; [.B$2]&amp;&quot;,&quot;&amp;[.$A3])" office:value-type="float" office:value="0" calcext:value-type="float">
            <text:p>0</text:p>
          </table:table-cell>
          <table:table-cell table:style-name="ce1" table:formula="of:=COUNTIF([Rollefordeling.$F$2:.$F$1001]; [.C$2]&amp;&quot;,&quot;&amp;[.$A3])" office:value-type="float" office:value="0" calcext:value-type="float">
            <text:p>0</text:p>
          </table:table-cell>
          <table:table-cell table:style-name="ce1" table:formula="of:=COUNTIF([Rollefordeling.$F$2:.$F$1001]; [.D$2]&amp;&quot;,&quot;&amp;[.$A3])" office:value-type="float" office:value="0" calcext:value-type="float">
            <text:p>0</text:p>
          </table:table-cell>
          <table:table-cell table:style-name="ce1" table:formula="of:=COUNTIF([Rollefordeling.$F$2:.$F$1001]; [.E$2]&amp;&quot;,&quot;&amp;[.$A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as</text:p>
          </table:table-cell>
          <table:table-cell table:formula="of:=COUNTIF([Rollefordeling.$F$2:.$F$1001]; [.B$2]&amp;&quot;,&quot;&amp;[.$A4])" office:value-type="float" office:value="6" calcext:value-type="float">
            <text:p>6</text:p>
          </table:table-cell>
          <table:table-cell table:formula="of:=COUNTIF([Rollefordeling.$F$2:.$F$1001]; [.C$2]&amp;&quot;,&quot;&amp;[.$A4])" office:value-type="float" office:value="0" calcext:value-type="float">
            <text:p>0</text:p>
          </table:table-cell>
          <table:table-cell table:formula="of:=COUNTIF([Rollefordeling.$F$2:.$F$1001]; [.D$2]&amp;&quot;,&quot;&amp;[.$A4])" office:value-type="float" office:value="1" calcext:value-type="float">
            <text:p>1</text:p>
          </table:table-cell>
          <table:table-cell table:formula="of:=COUNTIF([Rollefordeling.$F$2:.$F$1001]; [.E$2]&amp;&quot;,&quot;&amp;[.$A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ke</text:p>
          </table:table-cell>
          <table:table-cell table:formula="of:=COUNTIF([Rollefordeling.$F$2:.$F$1001]; [.B$2]&amp;&quot;,&quot;&amp;[.$A5])" office:value-type="float" office:value="6" calcext:value-type="float">
            <text:p>6</text:p>
          </table:table-cell>
          <table:table-cell table:formula="of:=COUNTIF([Rollefordeling.$F$2:.$F$1001]; [.C$2]&amp;&quot;,&quot;&amp;[.$A5])" office:value-type="float" office:value="0" calcext:value-type="float">
            <text:p>0</text:p>
          </table:table-cell>
          <table:table-cell table:formula="of:=COUNTIF([Rollefordeling.$F$2:.$F$1001]; [.D$2]&amp;&quot;,&quot;&amp;[.$A5])" office:value-type="float" office:value="1" calcext:value-type="float">
            <text:p>1</text:p>
          </table:table-cell>
          <table:table-cell table:formula="of:=COUNTIF([Rollefordeling.$F$2:.$F$1001]; [.E$2]&amp;&quot;,&quot;&amp;[.$A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tian</text:p>
          </table:table-cell>
          <table:table-cell table:formula="of:=COUNTIF([Rollefordeling.$F$2:.$F$1001]; [.B$2]&amp;&quot;,&quot;&amp;[.$A6])" office:value-type="float" office:value="5" calcext:value-type="float">
            <text:p>5</text:p>
          </table:table-cell>
          <table:table-cell table:formula="of:=COUNTIF([Rollefordeling.$F$2:.$F$1001]; [.C$2]&amp;&quot;,&quot;&amp;[.$A6])" office:value-type="float" office:value="0" calcext:value-type="float">
            <text:p>0</text:p>
          </table:table-cell>
          <table:table-cell table:formula="of:=COUNTIF([Rollefordeling.$F$2:.$F$1001]; [.D$2]&amp;&quot;,&quot;&amp;[.$A6])" office:value-type="float" office:value="0" calcext:value-type="float">
            <text:p>0</text:p>
          </table:table-cell>
          <table:table-cell table:formula="of:=COUNTIF([Rollefordeling.$F$2:.$F$1001]; [.E$2]&amp;&quot;,&quot;&amp;[.$A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per</text:p>
          </table:table-cell>
          <table:table-cell table:formula="of:=COUNTIF([Rollefordeling.$F$2:.$F$1001]; [.B$2]&amp;&quot;,&quot;&amp;[.$A7])" office:value-type="float" office:value="3" calcext:value-type="float">
            <text:p>3</text:p>
          </table:table-cell>
          <table:table-cell table:formula="of:=COUNTIF([Rollefordeling.$F$2:.$F$1001]; [.C$2]&amp;&quot;,&quot;&amp;[.$A7])" office:value-type="float" office:value="0" calcext:value-type="float">
            <text:p>0</text:p>
          </table:table-cell>
          <table:table-cell table:formula="of:=COUNTIF([Rollefordeling.$F$2:.$F$1001]; [.D$2]&amp;&quot;,&quot;&amp;[.$A7])" office:value-type="float" office:value="1" calcext:value-type="float">
            <text:p>1</text:p>
          </table:table-cell>
          <table:table-cell table:formula="of:=COUNTIF([Rollefordeling.$F$2:.$F$1001]; [.E$2]&amp;&quot;,&quot;&amp;[.$A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cilie</text:p>
          </table:table-cell>
          <table:table-cell table:formula="of:=COUNTIF([Rollefordeling.$F$2:.$F$1001]; [.B$2]&amp;&quot;,&quot;&amp;[.$A8])" office:value-type="float" office:value="2" calcext:value-type="float">
            <text:p>2</text:p>
          </table:table-cell>
          <table:table-cell table:formula="of:=COUNTIF([Rollefordeling.$F$2:.$F$1001]; [.C$2]&amp;&quot;,&quot;&amp;[.$A8])" office:value-type="float" office:value="0" calcext:value-type="float">
            <text:p>0</text:p>
          </table:table-cell>
          <table:table-cell table:formula="of:=COUNTIF([Rollefordeling.$F$2:.$F$1001]; [.D$2]&amp;&quot;,&quot;&amp;[.$A8])" office:value-type="float" office:value="5" calcext:value-type="float">
            <text:p>5</text:p>
          </table:table-cell>
          <table:table-cell table:formula="of:=COUNTIF([Rollefordeling.$F$2:.$F$1001]; [.E$2]&amp;&quot;,&quot;&amp;[.$A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table:formula="of:=COUNTIF([Rollefordeling.$F$2:.$F$1001]; [.B$2]&amp;&quot;,&quot;&amp;[.$A9])" office:value-type="float" office:value="2" calcext:value-type="float">
            <text:p>2</text:p>
          </table:table-cell>
          <table:table-cell table:formula="of:=COUNTIF([Rollefordeling.$F$2:.$F$1001]; [.C$2]&amp;&quot;,&quot;&amp;[.$A9])" office:value-type="float" office:value="0" calcext:value-type="float">
            <text:p>0</text:p>
          </table:table-cell>
          <table:table-cell table:formula="of:=COUNTIF([Rollefordeling.$F$2:.$F$1001]; [.D$2]&amp;&quot;,&quot;&amp;[.$A9])" office:value-type="float" office:value="4" calcext:value-type="float">
            <text:p>4</text:p>
          </table:table-cell>
          <table:table-cell table:formula="of:=COUNTIF([Rollefordeling.$F$2:.$F$1001]; [.E$2]&amp;&quot;,&quot;&amp;[.$A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derik</text:p>
          </table:table-cell>
          <table:table-cell table:formula="of:=COUNTIF([Rollefordeling.$F$2:.$F$1001]; [.B$2]&amp;&quot;,&quot;&amp;[.$A10])" office:value-type="float" office:value="5" calcext:value-type="float">
            <text:p>5</text:p>
          </table:table-cell>
          <table:table-cell table:formula="of:=COUNTIF([Rollefordeling.$F$2:.$F$1001]; [.C$2]&amp;&quot;,&quot;&amp;[.$A10])" office:value-type="float" office:value="0" calcext:value-type="float">
            <text:p>0</text:p>
          </table:table-cell>
          <table:table-cell table:formula="of:=COUNTIF([Rollefordeling.$F$2:.$F$1001]; [.D$2]&amp;&quot;,&quot;&amp;[.$A10])" office:value-type="float" office:value="0" calcext:value-type="float">
            <text:p>0</text:p>
          </table:table-cell>
          <table:table-cell table:formula="of:=COUNTIF([Rollefordeling.$F$2:.$F$1001]; [.E$2]&amp;&quot;,&quot;&amp;[.$A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table:formula="of:=COUNTIF([Rollefordeling.$F$2:.$F$1001]; [.B$2]&amp;&quot;,&quot;&amp;[.$A11])" office:value-type="float" office:value="8" calcext:value-type="float">
            <text:p>8</text:p>
          </table:table-cell>
          <table:table-cell table:formula="of:=COUNTIF([Rollefordeling.$F$2:.$F$1001]; [.C$2]&amp;&quot;,&quot;&amp;[.$A11])" office:value-type="float" office:value="0" calcext:value-type="float">
            <text:p>0</text:p>
          </table:table-cell>
          <table:table-cell table:formula="of:=COUNTIF([Rollefordeling.$F$2:.$F$1001]; [.D$2]&amp;&quot;,&quot;&amp;[.$A11])" office:value-type="float" office:value="0" calcext:value-type="float">
            <text:p>0</text:p>
          </table:table-cell>
          <table:table-cell table:formula="of:=COUNTIF([Rollefordeling.$F$2:.$F$1001]; [.E$2]&amp;&quot;,&quot;&amp;[.$A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HR</text:p>
          </table:table-cell>
          <table:table-cell table:formula="of:=COUNTIF([Rollefordeling.$F$2:.$F$1001]; [.B$2]&amp;&quot;,&quot;&amp;[.$A12])" office:value-type="float" office:value="4" calcext:value-type="float">
            <text:p>4</text:p>
          </table:table-cell>
          <table:table-cell table:formula="of:=COUNTIF([Rollefordeling.$F$2:.$F$1001]; [.C$2]&amp;&quot;,&quot;&amp;[.$A12])" office:value-type="float" office:value="0" calcext:value-type="float">
            <text:p>0</text:p>
          </table:table-cell>
          <table:table-cell table:formula="of:=COUNTIF([Rollefordeling.$F$2:.$F$1001]; [.D$2]&amp;&quot;,&quot;&amp;[.$A12])" office:value-type="float" office:value="0" calcext:value-type="float">
            <text:p>0</text:p>
          </table:table-cell>
          <table:table-cell table:formula="of:=COUNTIF([Rollefordeling.$F$2:.$F$1001]; [.E$2]&amp;&quot;,&quot;&amp;[.$A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S</text:p>
          </table:table-cell>
          <table:table-cell table:formula="of:=COUNTIF([Rollefordeling.$F$2:.$F$1001]; [.B$2]&amp;&quot;,&quot;&amp;[.$A13])" office:value-type="float" office:value="3" calcext:value-type="float">
            <text:p>3</text:p>
          </table:table-cell>
          <table:table-cell table:formula="of:=COUNTIF([Rollefordeling.$F$2:.$F$1001]; [.C$2]&amp;&quot;,&quot;&amp;[.$A13])" office:value-type="float" office:value="0" calcext:value-type="float">
            <text:p>0</text:p>
          </table:table-cell>
          <table:table-cell table:formula="of:=COUNTIF([Rollefordeling.$F$2:.$F$1001]; [.D$2]&amp;&quot;,&quot;&amp;[.$A13])" office:value-type="float" office:value="5" calcext:value-type="float">
            <text:p>5</text:p>
          </table:table-cell>
          <table:table-cell table:formula="of:=COUNTIF([Rollefordeling.$F$2:.$F$1001]; [.E$2]&amp;&quot;,&quot;&amp;[.$A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XA</text:p>
          </table:table-cell>
          <table:table-cell table:formula="of:=COUNTIF([Rollefordeling.$F$2:.$F$1001]; [.B$2]&amp;&quot;,&quot;&amp;[.$A14])" office:value-type="float" office:value="0" calcext:value-type="float">
            <text:p>0</text:p>
          </table:table-cell>
          <table:table-cell table:formula="of:=COUNTIF([Rollefordeling.$F$2:.$F$1001]; [.C$2]&amp;&quot;,&quot;&amp;[.$A14])" office:value-type="float" office:value="0" calcext:value-type="float">
            <text:p>0</text:p>
          </table:table-cell>
          <table:table-cell table:formula="of:=COUNTIF([Rollefordeling.$F$2:.$F$1001]; [.D$2]&amp;&quot;,&quot;&amp;[.$A14])" office:value-type="float" office:value="1" calcext:value-type="float">
            <text:p>1</text:p>
          </table:table-cell>
          <table:table-cell table:formula="of:=COUNTIF([Rollefordeling.$F$2:.$F$1001]; [.E$2]&amp;&quot;,&quot;&amp;[.$A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ZU</text:p>
          </table:table-cell>
          <table:table-cell table:formula="of:=COUNTIF([Rollefordeling.$F$2:.$F$1001]; [.B$2]&amp;&quot;,&quot;&amp;[.$A15])" office:value-type="float" office:value="4" calcext:value-type="float">
            <text:p>4</text:p>
          </table:table-cell>
          <table:table-cell table:formula="of:=COUNTIF([Rollefordeling.$F$2:.$F$1001]; [.C$2]&amp;&quot;,&quot;&amp;[.$A15])" office:value-type="float" office:value="0" calcext:value-type="float">
            <text:p>0</text:p>
          </table:table-cell>
          <table:table-cell table:formula="of:=COUNTIF([Rollefordeling.$F$2:.$F$1001]; [.D$2]&amp;&quot;,&quot;&amp;[.$A15])" office:value-type="float" office:value="3" calcext:value-type="float">
            <text:p>3</text:p>
          </table:table-cell>
          <table:table-cell table:formula="of:=COUNTIF([Rollefordeling.$F$2:.$F$1001]; [.E$2]&amp;&quot;,&quot;&amp;[.$A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table:formula="of:=COUNTIF([Rollefordeling.$F$2:.$F$1001]; [.B$2]&amp;&quot;,&quot;&amp;[.$A16])" office:value-type="float" office:value="2" calcext:value-type="float">
            <text:p>2</text:p>
          </table:table-cell>
          <table:table-cell table:formula="of:=COUNTIF([Rollefordeling.$F$2:.$F$1001]; [.C$2]&amp;&quot;,&quot;&amp;[.$A16])" office:value-type="float" office:value="0" calcext:value-type="float">
            <text:p>0</text:p>
          </table:table-cell>
          <table:table-cell table:formula="of:=COUNTIF([Rollefordeling.$F$2:.$F$1001]; [.D$2]&amp;&quot;,&quot;&amp;[.$A16])" office:value-type="float" office:value="4" calcext:value-type="float">
            <text:p>4</text:p>
          </table:table-cell>
          <table:table-cell table:formula="of:=COUNTIF([Rollefordeling.$F$2:.$F$1001]; [.E$2]&amp;&quot;,&quot;&amp;[.$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tan</text:p>
          </table:table-cell>
          <table:table-cell table:formula="of:=COUNTIF([Rollefordeling.$F$2:.$F$1001]; [.B$2]&amp;&quot;,&quot;&amp;[.$A17])" office:value-type="float" office:value="9" calcext:value-type="float">
            <text:p>9</text:p>
          </table:table-cell>
          <table:table-cell table:formula="of:=COUNTIF([Rollefordeling.$F$2:.$F$1001]; [.C$2]&amp;&quot;,&quot;&amp;[.$A17])" office:value-type="float" office:value="0" calcext:value-type="float">
            <text:p>0</text:p>
          </table:table-cell>
          <table:table-cell table:formula="of:=COUNTIF([Rollefordeling.$F$2:.$F$1001]; [.D$2]&amp;&quot;,&quot;&amp;[.$A17])" office:value-type="float" office:value="0" calcext:value-type="float">
            <text:p>0</text:p>
          </table:table-cell>
          <table:table-cell table:formula="of:=COUNTIF([Rollefordeling.$F$2:.$F$1001]; [.E$2]&amp;&quot;,&quot;&amp;[.$A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s</text:p>
          </table:table-cell>
          <table:table-cell table:formula="of:=COUNTIF([Rollefordeling.$F$2:.$F$1001]; [.B$2]&amp;&quot;,&quot;&amp;[.$A18])" office:value-type="float" office:value="1" calcext:value-type="float">
            <text:p>1</text:p>
          </table:table-cell>
          <table:table-cell table:formula="of:=COUNTIF([Rollefordeling.$F$2:.$F$1001]; [.C$2]&amp;&quot;,&quot;&amp;[.$A18])" office:value-type="float" office:value="0" calcext:value-type="float">
            <text:p>0</text:p>
          </table:table-cell>
          <table:table-cell table:formula="of:=COUNTIF([Rollefordeling.$F$2:.$F$1001]; [.D$2]&amp;&quot;,&quot;&amp;[.$A18])" office:value-type="float" office:value="3" calcext:value-type="float">
            <text:p>3</text:p>
          </table:table-cell>
          <table:table-cell table:formula="of:=COUNTIF([Rollefordeling.$F$2:.$F$1001]; [.E$2]&amp;&quot;,&quot;&amp;[.$A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en</text:p>
          </table:table-cell>
          <table:table-cell table:formula="of:=COUNTIF([Rollefordeling.$F$2:.$F$1001]; [.B$2]&amp;&quot;,&quot;&amp;[.$A19])" office:value-type="float" office:value="9" calcext:value-type="float">
            <text:p>9</text:p>
          </table:table-cell>
          <table:table-cell table:formula="of:=COUNTIF([Rollefordeling.$F$2:.$F$1001]; [.C$2]&amp;&quot;,&quot;&amp;[.$A19])" office:value-type="float" office:value="0" calcext:value-type="float">
            <text:p>0</text:p>
          </table:table-cell>
          <table:table-cell table:formula="of:=COUNTIF([Rollefordeling.$F$2:.$F$1001]; [.D$2]&amp;&quot;,&quot;&amp;[.$A19])" office:value-type="float" office:value="0" calcext:value-type="float">
            <text:p>0</text:p>
          </table:table-cell>
          <table:table-cell table:formula="of:=COUNTIF([Rollefordeling.$F$2:.$F$1001]; [.E$2]&amp;&quot;,&quot;&amp;[.$A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nna</text:p>
          </table:table-cell>
          <table:table-cell table:formula="of:=COUNTIF([Rollefordeling.$F$2:.$F$1001]; [.B$2]&amp;&quot;,&quot;&amp;[.$A20])" office:value-type="float" office:value="4" calcext:value-type="float">
            <text:p>4</text:p>
          </table:table-cell>
          <table:table-cell table:formula="of:=COUNTIF([Rollefordeling.$F$2:.$F$1001]; [.C$2]&amp;&quot;,&quot;&amp;[.$A20])" office:value-type="float" office:value="0" calcext:value-type="float">
            <text:p>0</text:p>
          </table:table-cell>
          <table:table-cell table:formula="of:=COUNTIF([Rollefordeling.$F$2:.$F$1001]; [.D$2]&amp;&quot;,&quot;&amp;[.$A20])" office:value-type="float" office:value="3" calcext:value-type="float">
            <text:p>3</text:p>
          </table:table-cell>
          <table:table-cell table:formula="of:=COUNTIF([Rollefordeling.$F$2:.$F$1001]; [.E$2]&amp;&quot;,&quot;&amp;[.$A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els</text:p>
          </table:table-cell>
          <table:table-cell table:formula="of:=COUNTIF([Rollefordeling.$F$2:.$F$1001]; [.B$2]&amp;&quot;,&quot;&amp;[.$A21])" office:value-type="float" office:value="3" calcext:value-type="float">
            <text:p>3</text:p>
          </table:table-cell>
          <table:table-cell table:formula="of:=COUNTIF([Rollefordeling.$F$2:.$F$1001]; [.C$2]&amp;&quot;,&quot;&amp;[.$A21])" office:value-type="float" office:value="1" calcext:value-type="float">
            <text:p>1</text:p>
          </table:table-cell>
          <table:table-cell table:formula="of:=COUNTIF([Rollefordeling.$F$2:.$F$1001]; [.D$2]&amp;&quot;,&quot;&amp;[.$A21])" office:value-type="float" office:value="5" calcext:value-type="float">
            <text:p>5</text:p>
          </table:table-cell>
          <table:table-cell table:formula="of:=COUNTIF([Rollefordeling.$F$2:.$F$1001]; [.E$2]&amp;&quot;,&quot;&amp;[.$A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</text:p>
          </table:table-cell>
          <table:table-cell table:formula="of:=COUNTIF([Rollefordeling.$F$2:.$F$1001]; [.B$2]&amp;&quot;,&quot;&amp;[.$A22])" office:value-type="float" office:value="9" calcext:value-type="float">
            <text:p>9</text:p>
          </table:table-cell>
          <table:table-cell table:formula="of:=COUNTIF([Rollefordeling.$F$2:.$F$1001]; [.C$2]&amp;&quot;,&quot;&amp;[.$A22])" office:value-type="float" office:value="0" calcext:value-type="float">
            <text:p>0</text:p>
          </table:table-cell>
          <table:table-cell table:formula="of:=COUNTIF([Rollefordeling.$F$2:.$F$1001]; [.D$2]&amp;&quot;,&quot;&amp;[.$A22])" office:value-type="float" office:value="0" calcext:value-type="float">
            <text:p>0</text:p>
          </table:table-cell>
          <table:table-cell table:formula="of:=COUNTIF([Rollefordeling.$F$2:.$F$1001]; [.E$2]&amp;&quot;,&quot;&amp;[.$A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ul</text:p>
          </table:table-cell>
          <table:table-cell table:formula="of:=COUNTIF([Rollefordeling.$F$2:.$F$1001]; [.B$2]&amp;&quot;,&quot;&amp;[.$A23])" office:value-type="float" office:value="4" calcext:value-type="float">
            <text:p>4</text:p>
          </table:table-cell>
          <table:table-cell table:formula="of:=COUNTIF([Rollefordeling.$F$2:.$F$1001]; [.C$2]&amp;&quot;,&quot;&amp;[.$A23])" office:value-type="float" office:value="0" calcext:value-type="float">
            <text:p>0</text:p>
          </table:table-cell>
          <table:table-cell table:formula="of:=COUNTIF([Rollefordeling.$F$2:.$F$1001]; [.D$2]&amp;&quot;,&quot;&amp;[.$A23])" office:value-type="float" office:value="2" calcext:value-type="float">
            <text:p>2</text:p>
          </table:table-cell>
          <table:table-cell table:formula="of:=COUNTIF([Rollefordeling.$F$2:.$F$1001]; [.E$2]&amp;&quot;,&quot;&amp;[.$A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ina</text:p>
          </table:table-cell>
          <table:table-cell table:formula="of:=COUNTIF([Rollefordeling.$F$2:.$F$1001]; [.B$2]&amp;&quot;,&quot;&amp;[.$A24])" office:value-type="float" office:value="3" calcext:value-type="float">
            <text:p>3</text:p>
          </table:table-cell>
          <table:table-cell table:formula="of:=COUNTIF([Rollefordeling.$F$2:.$F$1001]; [.C$2]&amp;&quot;,&quot;&amp;[.$A24])" office:value-type="float" office:value="0" calcext:value-type="float">
            <text:p>0</text:p>
          </table:table-cell>
          <table:table-cell table:formula="of:=COUNTIF([Rollefordeling.$F$2:.$F$1001]; [.D$2]&amp;&quot;,&quot;&amp;[.$A24])" office:value-type="float" office:value="5" calcext:value-type="float">
            <text:p>5</text:p>
          </table:table-cell>
          <table:table-cell table:formula="of:=COUNTIF([Rollefordeling.$F$2:.$F$1001]; [.E$2]&amp;&quot;,&quot;&amp;[.$A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n</text:p>
          </table:table-cell>
          <table:table-cell table:formula="of:=COUNTIF([Rollefordeling.$F$2:.$F$1001]; [.B$2]&amp;&quot;,&quot;&amp;[.$A25])" office:value-type="float" office:value="5" calcext:value-type="float">
            <text:p>5</text:p>
          </table:table-cell>
          <table:table-cell table:formula="of:=COUNTIF([Rollefordeling.$F$2:.$F$1001]; [.C$2]&amp;&quot;,&quot;&amp;[.$A25])" office:value-type="float" office:value="0" calcext:value-type="float">
            <text:p>0</text:p>
          </table:table-cell>
          <table:table-cell table:formula="of:=COUNTIF([Rollefordeling.$F$2:.$F$1001]; [.D$2]&amp;&quot;,&quot;&amp;[.$A25])" office:value-type="float" office:value="5" calcext:value-type="float">
            <text:p>5</text:p>
          </table:table-cell>
          <table:table-cell table:formula="of:=COUNTIF([Rollefordeling.$F$2:.$F$1001]; [.E$2]&amp;&quot;,&quot;&amp;[.$A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Eva</text:p>
          </table:table-cell>
          <table:table-cell table:formula="of:=COUNTIF([Rollefordeling.$F$2:.$F$1001]; [.B$2]&amp;&quot;,&quot;&amp;[.$A26])" office:value-type="float" office:value="3" calcext:value-type="float">
            <text:p>3</text:p>
          </table:table-cell>
          <table:table-cell table:formula="of:=COUNTIF([Rollefordeling.$F$2:.$F$1001]; [.C$2]&amp;&quot;,&quot;&amp;[.$A26])" office:value-type="float" office:value="0" calcext:value-type="float">
            <text:p>0</text:p>
          </table:table-cell>
          <table:table-cell table:formula="of:=COUNTIF([Rollefordeling.$F$2:.$F$1001]; [.D$2]&amp;&quot;,&quot;&amp;[.$A26])" office:value-type="float" office:value="5" calcext:value-type="float">
            <text:p>5</text:p>
          </table:table-cell>
          <table:table-cell table:formula="of:=COUNTIF([Rollefordeling.$F$2:.$F$1001]; [.E$2]&amp;&quot;,&quot;&amp;[.$A26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Revyister.A3:Revyister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8T17:14:32.307584701</dc:date>
    <meta:editing-duration>PT4M16S</meta:editing-duration>
    <meta:editing-cycles>1</meta:editing-cycles>
    <meta:document-statistic meta:table-count="2" meta:cell-count="1060" meta:object-count="0"/>
    <meta:generator>LibreOffice/4.3.6.2$Linux_X86_64 LibreOffice_project/430m0$Build-2</meta:generator>
  </office:meta>
</office:document-meta>
</file>